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57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1.558cm"/>
    </style:style>
    <style:style style:name="co5" style:family="table-column">
      <style:table-column-properties fo:break-before="auto" style:column-width="1.685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9.941cm"/>
    </style:style>
    <style:style style:name="co8" style:family="table-column">
      <style:table-column-properties fo:break-before="auto" style:column-width="3.297cm"/>
    </style:style>
    <style:style style:name="co9" style:family="table-column">
      <style:table-column-properties fo:break-before="auto" style:column-width="3.51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3.149cm"/>
    </style:style>
    <style:style style:name="co12" style:family="table-column">
      <style:table-column-properties fo:break-before="auto" style:column-width="2.397cm"/>
    </style:style>
    <style:style style:name="co13" style:family="table-column">
      <style:table-column-properties fo:break-before="auto" style:column-width="10.47cm"/>
    </style:style>
    <style:style style:name="co14" style:family="table-column">
      <style:table-column-properties fo:break-before="auto" style:column-width="2.4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VolunteersT1" table:style-name="ta1">
        <table:table-column table:style-name="co1" table:default-cell-style-name="Default"/>
        <table:table-row table:style-name="ro1">
          <table:table-cell/>
        </table:table-row>
      </table:table>
      <table:table table:name="VolunteersT2" table:style-name="ta1">
        <table:table-column table:style-name="co1" table:default-cell-style-name="Default"/>
        <table:table-row table:style-name="ro1">
          <table:table-cell/>
        </table:table-row>
      </table:table>
      <table:table table:name="T1_animals_EXCEL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ex</text:p>
          </table:table-cell>
          <table:table-cell table:style-name="Default" office:value-type="string" calcext:value-type="string">
            <text:p>Date of birth</text:p>
          </table:table-cell>
          <table:table-cell office:value-type="string" calcext:value-type="string">
            <text:p>Disabilities</text:p>
          </table:table-cell>
          <table:table-cell office:value-type="string" calcext:value-type="string">
            <text:p>House without kids</text:p>
          </table:table-cell>
          <table:table-cell office:value-type="string" calcext:value-type="string">
            <text:p>Experienced owners</text:p>
          </table:table-cell>
          <table:table-cell office:value-type="string" calcext:value-type="string">
            <text:p>Preferred place to live</text:p>
          </table:table-cell>
          <table:table-cell table:style-name="Default" office:value-type="string" calcext:value-type="string">
            <text:p>Date of admissi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iri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4-02-20" calcext:value-type="date">
            <text:p>2014-02-20</text:p>
          </table:table-cell>
          <table:table-cell office:value-type="string" calcext:value-type="string">
            <text:p>[amputated limb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ro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9-11-18" calcext:value-type="date">
            <text:p>2019-11-18</text:p>
          </table:table-cell>
          <table:table-cell office:value-type="string" calcext:value-type="string">
            <text:p>[FIV, feline heartworm, obesit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hin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8-09-27" calcext:value-type="date">
            <text:p>2018-09-27</text:p>
          </table:table-cell>
          <table:table-cell office:value-type="string" calcext:value-type="string">
            <text:p>[cyst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09-04-26" calcext:value-type="date">
            <text:p>2009-04-26</text:p>
          </table:table-cell>
          <table:table-cell office:value-type="string" calcext:value-type="string">
            <text:p>[blindness, kidney disease, cystiti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gan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[diabete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ise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4-08-01" calcext:value-type="date">
            <text:p>2014-08-01</text:p>
          </table:table-cell>
          <table:table-cell office:value-type="string" calcext:value-type="string">
            <text:p>[hyperthyroidism, FeLV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5-05-03" calcext:value-type="date">
            <text:p>2015-05-03</text:p>
          </table:table-cell>
          <table:table-cell office:value-type="string" calcext:value-type="string">
            <text:p>[blindness, FeLV, tooth patholog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gg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1-04-26" calcext:value-type="date">
            <text:p>2011-04-26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u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1-09-25" calcext:value-type="date">
            <text:p>2011-09-25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dd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8-11-04" calcext:value-type="date">
            <text:p>2018-11-04</text:p>
          </table:table-cell>
          <table:table-cell office:value-type="string" calcext:value-type="string">
            <text:p>[cystiti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tt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21-10-06" calcext:value-type="date">
            <text:p>2021-10-06</text:p>
          </table:table-cell>
          <table:table-cell office:value-type="string" calcext:value-type="string">
            <text:p>[blindness, diabetes, 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2-03" calcext:value-type="date">
            <text:p>2022-02-0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lof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7-04-12" calcext:value-type="date">
            <text:p>2017-04-12</text:p>
          </table:table-cell>
          <table:table-cell office:value-type="string" calcext:value-type="string">
            <text:p>[cancer, deaf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2-03" calcext:value-type="date">
            <text:p>2022-02-0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b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4-06-28" calcext:value-type="date">
            <text:p>2014-06-28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04" calcext:value-type="date">
            <text:p>2022-02-0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6-05-19" calcext:value-type="date">
            <text:p>2016-05-19</text:p>
          </table:table-cell>
          <table:table-cell office:value-type="string" calcext:value-type="string">
            <text:p>[obesity, dog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04" calcext:value-type="date">
            <text:p>2022-02-0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dd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8-11-04" calcext:value-type="date">
            <text:p>2018-11-04</text:p>
          </table:table-cell>
          <table:table-cell office:value-type="string" calcext:value-type="string">
            <text:p>[kidney disease, cystiti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leopatr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[deafnes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2-05" calcext:value-type="date">
            <text:p>2022-02-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wbacc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6-04-23" calcext:value-type="date">
            <text:p>2016-04-23</text:p>
          </table:table-cell>
          <table:table-cell office:value-type="string" calcext:value-type="string">
            <text:p>[obesit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2-05" calcext:value-type="date">
            <text:p>2022-02-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tt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21-10-06" calcext:value-type="date">
            <text:p>2021-10-06</text:p>
          </table:table-cell>
          <table:table-cell office:value-type="string" calcext:value-type="string">
            <text:p>[blindness, diabetes, 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2-03" calcext:value-type="date">
            <text:p>2022-02-03</text:p>
          </table:table-cell>
          <table:table-cell table:style-name="ce1" office:value-type="date" office:date-value="2022-02-06" calcext:value-type="date">
            <text:p>2022-02-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6-05-19" calcext:value-type="date">
            <text:p>2016-05-19</text:p>
          </table:table-cell>
          <table:table-cell office:value-type="string" calcext:value-type="string">
            <text:p>[obesity, dog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04" calcext:value-type="date">
            <text:p>2022-02-04</text:p>
          </table:table-cell>
          <table:table-cell table:style-name="ce1" office:value-type="date" office:date-value="2022-02-11" calcext:value-type="date">
            <text:p>2022-02-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llab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7-05-04" calcext:value-type="date">
            <text:p>2017-05-04</text:p>
          </table:table-cell>
          <table:table-cell office:value-type="string" calcext:value-type="string">
            <text:p>[diabete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2-14" calcext:value-type="date">
            <text:p>2022-02-1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rly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4-05-02" calcext:value-type="date">
            <text:p>2014-05-02</text:p>
          </table:table-cell>
          <table:table-cell office:value-type="string" calcext:value-type="string">
            <text:p>[diabetes, 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2-14" calcext:value-type="date">
            <text:p>2022-02-1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ump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2-08-18" calcext:value-type="date">
            <text:p>2012-08-18</text:p>
          </table:table-cell>
          <table:table-cell office:value-type="string" calcext:value-type="string">
            <text:p>[deafness, dog heartworm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2-14" calcext:value-type="date">
            <text:p>2022-02-1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arg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1-05-03" calcext:value-type="date">
            <text:p>2011-05-03</text:p>
          </table:table-cell>
          <table:table-cell office:value-type="string" calcext:value-type="string">
            <text:p>[amputated limb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14" calcext:value-type="date">
            <text:p>2022-02-1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ts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7-01-13" calcext:value-type="date">
            <text:p>2017-01-13</text:p>
          </table:table-cell>
          <table:table-cell office:value-type="string" calcext:value-type="string">
            <text:p>[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2-19" calcext:value-type="date">
            <text:p>2022-02-1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0-06-27" calcext:value-type="date">
            <text:p>2010-06-27</text:p>
          </table:table-cell>
          <table:table-cell office:value-type="string" calcext:value-type="string">
            <text:p>[deafnes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2-19" calcext:value-type="date">
            <text:p>2022-02-1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lje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0-04-05" calcext:value-type="date">
            <text:p>2010-04-05</text:p>
          </table:table-cell>
          <table:table-cell office:value-type="string" calcext:value-type="string">
            <text:p>[Lyme disease, deaf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2-19" calcext:value-type="date">
            <text:p>2022-02-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iri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4-02-20" calcext:value-type="date">
            <text:p>2014-02-20</text:p>
          </table:table-cell>
          <table:table-cell office:value-type="string" calcext:value-type="string">
            <text:p>[amputated limb, cyst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mutj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07-09-16" calcext:value-type="date">
            <text:p>2007-09-16</text:p>
          </table:table-cell>
          <table:table-cell office:value-type="string" calcext:value-type="string">
            <text:p>[deafness, diabete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2-21" calcext:value-type="date">
            <text:p>2022-02-2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iffo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1-10-08" calcext:value-type="date">
            <text:p>2011-10-08</text:p>
          </table:table-cell>
          <table:table-cell office:value-type="string" calcext:value-type="string">
            <text:p>[Lyme disease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2-21" calcext:value-type="date">
            <text:p>2022-02-2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lonk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1-06-29" calcext:value-type="date">
            <text:p>2011-06-29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2-21" calcext:value-type="date">
            <text:p>2022-02-2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ump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2-08-18" calcext:value-type="date">
            <text:p>2012-08-18</text:p>
          </table:table-cell>
          <table:table-cell office:value-type="string" calcext:value-type="string">
            <text:p>[cancer, deafness, dog heartworm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2-14" calcext:value-type="date">
            <text:p>2022-02-1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adèsch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[obesit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2-23" calcext:value-type="date">
            <text:p>2022-02-2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1-01-01" calcext:value-type="date">
            <text:p>2011-01-01</text:p>
          </table:table-cell>
          <table:table-cell office:value-type="string" calcext:value-type="string">
            <text:p>[FeLV, tooth patholog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2-23" calcext:value-type="date">
            <text:p>2022-02-2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il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1-05-15" calcext:value-type="date">
            <text:p>2011-05-15</text:p>
          </table:table-cell>
          <table:table-cell office:value-type="string" calcext:value-type="string">
            <text:p>[FIV, hyperthyroidism, kidney disease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2-23" calcext:value-type="date">
            <text:p>2022-02-2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ime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2-06-06" calcext:value-type="date">
            <text:p>2012-06-06</text:p>
          </table:table-cell>
          <table:table-cell office:value-type="string" calcext:value-type="string">
            <text:p>[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2-23" calcext:value-type="date">
            <text:p>2022-02-2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gg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1-04-26" calcext:value-type="date">
            <text:p>2011-04-26</text:p>
          </table:table-cell>
          <table:table-cell office:value-type="string" calcext:value-type="string">
            <text:p>[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b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4-06-28" calcext:value-type="date">
            <text:p>2014-06-28</text:p>
          </table:table-cell>
          <table:table-cell office:value-type="string" calcext:value-type="string">
            <text:p>[FeLV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04" calcext:value-type="date">
            <text:p>2022-02-0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nic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21-05-08" calcext:value-type="date">
            <text:p>2021-05-08</text:p>
          </table:table-cell>
          <table:table-cell office:value-type="string" calcext:value-type="string">
            <text:p>[cancer, deafnes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2-25" calcext:value-type="date">
            <text:p>2022-02-2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at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21-06-16" calcext:value-type="date">
            <text:p>2021-06-16</text:p>
          </table:table-cell>
          <table:table-cell office:value-type="string" calcext:value-type="string">
            <text:p>[hyperthyroidism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25" calcext:value-type="date">
            <text:p>2022-02-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ump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2-08-18" calcext:value-type="date">
            <text:p>2012-08-18</text:p>
          </table:table-cell>
          <table:table-cell office:value-type="string" calcext:value-type="string">
            <text:p>[cancer, deafness, obesity, dog heartworm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2-14" calcext:value-type="date">
            <text:p>2022-02-1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err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8-10-05" calcext:value-type="date">
            <text:p>2018-10-05</text:p>
          </table:table-cell>
          <table:table-cell office:value-type="string" calcext:value-type="string">
            <text:p>[arthritis, dog heartworm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2-26" calcext:value-type="date">
            <text:p>2022-02-2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iri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4-02-20" calcext:value-type="date">
            <text:p>2014-02-20</text:p>
          </table:table-cell>
          <table:table-cell office:value-type="string" calcext:value-type="string">
            <text:p>[amputated limb, blindness, cyst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rly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4-05-02" calcext:value-type="date">
            <text:p>2014-05-02</text:p>
          </table:table-cell>
          <table:table-cell office:value-type="string" calcext:value-type="string">
            <text:p>[diabetes, 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2-14" calcext:value-type="date">
            <text:p>2022-02-14</text:p>
          </table:table-cell>
          <table:table-cell table:style-name="ce1" office:value-type="date" office:date-value="2022-02-27" calcext:value-type="date">
            <text:p>2022-02-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hirocc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8-07-26" calcext:value-type="date">
            <text:p>2008-07-26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28" calcext:value-type="date">
            <text:p>2022-02-2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enn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8-12-25" calcext:value-type="date">
            <text:p>2018-12-25</text:p>
          </table:table-cell>
          <table:table-cell office:value-type="string" calcext:value-type="string">
            <text:p>[hyperthyroidism, amputated limb, tooth patholog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2-28" calcext:value-type="date">
            <text:p>2022-02-2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alunk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[hyperthyroidism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3-03" calcext:value-type="date">
            <text:p>2022-03-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ise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4-08-01" calcext:value-type="date">
            <text:p>2014-08-01</text:p>
          </table:table-cell>
          <table:table-cell office:value-type="string" calcext:value-type="string">
            <text:p>[hyperthyroidism, FeLV, kidney disease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thi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3-06-09" calcext:value-type="date">
            <text:p>2013-06-09</text:p>
          </table:table-cell>
          <table:table-cell office:value-type="string" calcext:value-type="string">
            <text:p>[amputated limb, diabetes, tooth patholog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3-05" calcext:value-type="date">
            <text:p>2022-03-0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[deafness, diabetes, obesit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3-05" calcext:value-type="date">
            <text:p>2022-03-0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ff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7-08-20" calcext:value-type="date">
            <text:p>2007-08-20</text:p>
          </table:table-cell>
          <table:table-cell office:value-type="string" calcext:value-type="string">
            <text:p>[dog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3-11" calcext:value-type="date">
            <text:p>2022-03-1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eli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1-09-29" calcext:value-type="date">
            <text:p>2011-09-29</text:p>
          </table:table-cell>
          <table:table-cell office:value-type="string" calcext:value-type="string">
            <text:p>[feline heartworm, obesit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3-11" calcext:value-type="date">
            <text:p>2022-03-1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iffo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1-10-08" calcext:value-type="date">
            <text:p>2011-10-08</text:p>
          </table:table-cell>
          <table:table-cell office:value-type="string" calcext:value-type="string">
            <text:p>[Lyme disease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2-21" calcext:value-type="date">
            <text:p>2022-02-21</text:p>
          </table:table-cell>
          <table:table-cell table:style-name="ce1" office:value-type="date" office:date-value="2022-03-13" calcext:value-type="date">
            <text:p>2022-03-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[deafness, diabetes, obesit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3-05" calcext:value-type="date">
            <text:p>2022-03-05</text:p>
          </table:table-cell>
          <table:table-cell table:style-name="ce1" office:value-type="date" office:date-value="2022-03-13" calcext:value-type="date">
            <text:p>2022-03-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enn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8-12-25" calcext:value-type="date">
            <text:p>2018-12-25</text:p>
          </table:table-cell>
          <table:table-cell office:value-type="string" calcext:value-type="string">
            <text:p>[hyperthyroidism, amputated limb, diabetes, tooth patholog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2-28" calcext:value-type="date">
            <text:p>2022-02-2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osali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8-01-05" calcext:value-type="date">
            <text:p>2018-01-05</text:p>
          </table:table-cell>
          <table:table-cell office:value-type="string" calcext:value-type="string">
            <text:p>[amputated limb, blindness, diabete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3-15" calcext:value-type="date">
            <text:p>2022-03-1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ab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8-04-26" calcext:value-type="date">
            <text:p>2018-04-26</text:p>
          </table:table-cell>
          <table:table-cell office:value-type="string" calcext:value-type="string">
            <text:p>[cancer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3-15" calcext:value-type="date">
            <text:p>2022-03-1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elu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8-11-06" calcext:value-type="date">
            <text:p>2018-11-06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3-15" calcext:value-type="date">
            <text:p>2022-03-1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airl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7-05-22" calcext:value-type="date">
            <text:p>2007-05-22</text:p>
          </table:table-cell>
          <table:table-cell office:value-type="string" calcext:value-type="string">
            <text:p>[Lyme disease, diabete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3-15" calcext:value-type="date">
            <text:p>2022-03-1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mutj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07-09-16" calcext:value-type="date">
            <text:p>2007-09-16</text:p>
          </table:table-cell>
          <table:table-cell office:value-type="string" calcext:value-type="string">
            <text:p>[cancer, deafness, diabete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2-21" calcext:value-type="date">
            <text:p>2022-02-2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iri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4-02-20" calcext:value-type="date">
            <text:p>2014-02-20</text:p>
          </table:table-cell>
          <table:table-cell office:value-type="string" calcext:value-type="string">
            <text:p>[amputated limb, blindness, cyst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02" calcext:value-type="date">
            <text:p>2022-02-02</text:p>
          </table:table-cell>
          <table:table-cell table:style-name="ce1" office:value-type="date" office:date-value="2022-03-17" calcext:value-type="date">
            <text:p>2022-03-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lof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7-04-12" calcext:value-type="date">
            <text:p>2017-04-12</text:p>
          </table:table-cell>
          <table:table-cell office:value-type="string" calcext:value-type="string">
            <text:p>[cancer, deaf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2-03" calcext:value-type="date">
            <text:p>2022-02-03</text:p>
          </table:table-cell>
          <table:table-cell table:style-name="ce1" office:value-type="date" office:date-value="2022-03-17" calcext:value-type="date">
            <text:p>2022-03-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ugs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4-02-16" calcext:value-type="date">
            <text:p>2014-02-16</text:p>
          </table:table-cell>
          <table:table-cell office:value-type="string" calcext:value-type="string">
            <text:p>[feline heartworm, cancer, deaf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3-18" calcext:value-type="date">
            <text:p>2022-03-1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oltair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7-04-05" calcext:value-type="date">
            <text:p>2007-04-05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3-18" calcext:value-type="date">
            <text:p>2022-03-1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go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0-10-25" calcext:value-type="date">
            <text:p>2010-10-25</text:p>
          </table:table-cell>
          <table:table-cell office:value-type="string" calcext:value-type="string">
            <text:p>[feline heartworm, cystiti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3-18" calcext:value-type="date">
            <text:p>2022-03-1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urios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22-03-12" calcext:value-type="date">
            <text:p>2022-03-12</text:p>
          </table:table-cell>
          <table:table-cell office:value-type="string" calcext:value-type="string">
            <text:p>[deaf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3-18" calcext:value-type="date">
            <text:p>2022-03-1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ilma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9-06-23" calcext:value-type="date">
            <text:p>2009-06-23</text:p>
          </table:table-cell>
          <table:table-cell office:value-type="string" calcext:value-type="string">
            <text:p>[amputated limb, diabete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3-20" calcext:value-type="date">
            <text:p>2022-03-2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thi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3-06-09" calcext:value-type="date">
            <text:p>2013-06-09</text:p>
          </table:table-cell>
          <table:table-cell office:value-type="string" calcext:value-type="string">
            <text:p>[feline heartworm, amputated limb, diabetes, tooth patholog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3-05" calcext:value-type="date">
            <text:p>2022-03-0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5-03-24" calcext:value-type="date">
            <text:p>2015-03-24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3-22" calcext:value-type="date">
            <text:p>2022-03-2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ig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9-12-23" calcext:value-type="date">
            <text:p>2019-12-23</text:p>
          </table:table-cell>
          <table:table-cell office:value-type="string" calcext:value-type="string">
            <text:p>[hyperthyroidism, blind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3-22" calcext:value-type="date">
            <text:p>2022-03-2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eck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0-07-28" calcext:value-type="date">
            <text:p>2010-07-28</text:p>
          </table:table-cell>
          <table:table-cell office:value-type="string" calcext:value-type="string">
            <text:p>[arthritis, deafness, 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3-22" calcext:value-type="date">
            <text:p>2022-03-2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re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7-06-19" calcext:value-type="date">
            <text:p>2017-06-19</text:p>
          </table:table-cell>
          <table:table-cell office:value-type="string" calcext:value-type="string">
            <text:p>[hyperthyroidism, amputated limb, deafnes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3-23" calcext:value-type="date">
            <text:p>2022-03-2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hil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9-12-21" calcext:value-type="date">
            <text:p>2019-12-21</text:p>
          </table:table-cell>
          <table:table-cell office:value-type="string" calcext:value-type="string">
            <text:p>[deaf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3-23" calcext:value-type="date">
            <text:p>2022-03-2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ss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3-03-05" calcext:value-type="date">
            <text:p>2013-03-05</text:p>
          </table:table-cell>
          <table:table-cell office:value-type="string" calcext:value-type="string">
            <text:p>[arthr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3-23" calcext:value-type="date">
            <text:p>2022-03-2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xte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9-06-15" calcext:value-type="date">
            <text:p>2009-06-15</text:p>
          </table:table-cell>
          <table:table-cell office:value-type="string" calcext:value-type="string">
            <text:p>[arthritis, obesit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3-23" calcext:value-type="date">
            <text:p>2022-03-2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xte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9-06-15" calcext:value-type="date">
            <text:p>2009-06-15</text:p>
          </table:table-cell>
          <table:table-cell office:value-type="string" calcext:value-type="string">
            <text:p>[arthritis, obesit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3-23" calcext:value-type="date">
            <text:p>2022-03-23</text:p>
          </table:table-cell>
          <table:table-cell table:style-name="ce1" office:value-type="date" office:date-value="2022-03-23" calcext:value-type="date">
            <text:p>2022-03-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b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4-06-28" calcext:value-type="date">
            <text:p>2014-06-28</text:p>
          </table:table-cell>
          <table:table-cell office:value-type="string" calcext:value-type="string">
            <text:p>[FeLV, cyst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04" calcext:value-type="date">
            <text:p>2022-02-0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lonk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1-06-29" calcext:value-type="date">
            <text:p>2011-06-29</text:p>
          </table:table-cell>
          <table:table-cell office:value-type="string" calcext:value-type="string">
            <text:p>[deaf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2-21" calcext:value-type="date">
            <text:p>2022-02-2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ugs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4-02-16" calcext:value-type="date">
            <text:p>2014-02-16</text:p>
          </table:table-cell>
          <table:table-cell office:value-type="string" calcext:value-type="string">
            <text:p>[feline heartworm, amputated limb, cancer, deaf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3-18" calcext:value-type="date">
            <text:p>2022-03-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09-04-26" calcext:value-type="date">
            <text:p>2009-04-26</text:p>
          </table:table-cell>
          <table:table-cell office:value-type="string" calcext:value-type="string">
            <text:p>[blindness, kidney disease, cystiti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02" calcext:value-type="date">
            <text:p>2022-02-02</text:p>
          </table:table-cell>
          <table:table-cell table:style-name="ce1" office:value-type="date" office:date-value="2022-03-27" calcext:value-type="date">
            <text:p>2022-03-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5-05-03" calcext:value-type="date">
            <text:p>2015-05-03</text:p>
          </table:table-cell>
          <table:table-cell office:value-type="string" calcext:value-type="string">
            <text:p>[blindness, FeLV, tooth patholog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2-02" calcext:value-type="date">
            <text:p>2022-02-02</text:p>
          </table:table-cell>
          <table:table-cell table:style-name="ce1" office:value-type="date" office:date-value="2022-03-27" calcext:value-type="date">
            <text:p>2022-03-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airl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7-05-22" calcext:value-type="date">
            <text:p>2007-05-22</text:p>
          </table:table-cell>
          <table:table-cell office:value-type="string" calcext:value-type="string">
            <text:p>[Lyme disease, diabete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3-15" calcext:value-type="date">
            <text:p>2022-03-15</text:p>
          </table:table-cell>
          <table:table-cell table:style-name="ce1" office:value-type="date" office:date-value="2022-03-27" calcext:value-type="date">
            <text:p>2022-03-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ro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9-11-18" calcext:value-type="date">
            <text:p>2019-11-18</text:p>
          </table:table-cell>
          <table:table-cell office:value-type="string" calcext:value-type="string">
            <text:p>[FIV, feline heartworm, obesit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2-02" calcext:value-type="date">
            <text:p>2022-02-02</text:p>
          </table:table-cell>
          <table:table-cell table:style-name="ce1" office:value-type="date" office:date-value="2022-03-28" calcext:value-type="date">
            <text:p>2022-03-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ilma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9-06-23" calcext:value-type="date">
            <text:p>2009-06-23</text:p>
          </table:table-cell>
          <table:table-cell office:value-type="string" calcext:value-type="string">
            <text:p>[amputated limb, diabete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3-20" calcext:value-type="date">
            <text:p>2022-03-20</text:p>
          </table:table-cell>
          <table:table-cell table:style-name="ce1" office:value-type="date" office:date-value="2022-03-29" calcext:value-type="date">
            <text:p>2022-03-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ix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8-02-14" calcext:value-type="date">
            <text:p>2018-02-14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3-30" calcext:value-type="date">
            <text:p>2022-03-3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oppel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2-09-19" calcext:value-type="date">
            <text:p>2012-09-19</text:p>
          </table:table-cell>
          <table:table-cell office:value-type="string" calcext:value-type="string">
            <text:p>[amputated limb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3-30" calcext:value-type="date">
            <text:p>2022-03-3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ag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4-11-04" calcext:value-type="date">
            <text:p>2014-11-04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3-30" calcext:value-type="date">
            <text:p>2022-03-3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dd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8-11-04" calcext:value-type="date">
            <text:p>2018-11-04</text:p>
          </table:table-cell>
          <table:table-cell office:value-type="string" calcext:value-type="string">
            <text:p>[FeLV, kidney disease, cystiti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hirocc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8-07-26" calcext:value-type="date">
            <text:p>2008-07-26</text:p>
          </table:table-cell>
          <table:table-cell office:value-type="string" calcext:value-type="string">
            <text:p>[arthr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28" calcext:value-type="date">
            <text:p>2022-02-2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asba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21-02-20" calcext:value-type="date">
            <text:p>2021-02-20</text:p>
          </table:table-cell>
          <table:table-cell office:value-type="string" calcext:value-type="string">
            <text:p>[Lyme disease, blindness, dog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3-31" calcext:value-type="date">
            <text:p>2022-03-3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dd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8-11-04" calcext:value-type="date">
            <text:p>2018-11-04</text:p>
          </table:table-cell>
          <table:table-cell office:value-type="string" calcext:value-type="string">
            <text:p>[FeLV, kidney disease, cystiti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2-02" calcext:value-type="date">
            <text:p>2022-02-02</text:p>
          </table:table-cell>
          <table:table-cell table:style-name="ce1" office:value-type="date" office:date-value="2022-04-01" calcext:value-type="date">
            <text:p>2022-04-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ig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9-12-23" calcext:value-type="date">
            <text:p>2019-12-23</text:p>
          </table:table-cell>
          <table:table-cell office:value-type="string" calcext:value-type="string">
            <text:p>[hyperthyroidism, blind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3-22" calcext:value-type="date">
            <text:p>2022-03-22</text:p>
          </table:table-cell>
          <table:table-cell table:style-name="ce1" office:value-type="date" office:date-value="2022-04-01" calcext:value-type="date">
            <text:p>2022-04-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llab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7-05-04" calcext:value-type="date">
            <text:p>2017-05-04</text:p>
          </table:table-cell>
          <table:table-cell office:value-type="string" calcext:value-type="string">
            <text:p>[diabete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2-14" calcext:value-type="date">
            <text:p>2022-02-14</text:p>
          </table:table-cell>
          <table:table-cell table:style-name="ce1" office:value-type="date" office:date-value="2022-04-02" calcext:value-type="date">
            <text:p>2022-04-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ox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09-10-18" calcext:value-type="date">
            <text:p>2009-10-18</text:p>
          </table:table-cell>
          <table:table-cell office:value-type="string" calcext:value-type="string">
            <text:p>[diabete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4-04" calcext:value-type="date">
            <text:p>2022-04-0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marett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20-04-14" calcext:value-type="date">
            <text:p>2020-04-14</text:p>
          </table:table-cell>
          <table:table-cell office:value-type="string" calcext:value-type="string">
            <text:p>[cancer, obesity, dog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4-04" calcext:value-type="date">
            <text:p>2022-04-0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ajit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4-07-31" calcext:value-type="date">
            <text:p>2014-07-31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4-06" calcext:value-type="date">
            <text:p>2022-04-0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ock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9-07-21" calcext:value-type="date">
            <text:p>2009-07-21</text:p>
          </table:table-cell>
          <table:table-cell office:value-type="string" calcext:value-type="string">
            <text:p>[cystitis, diabete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4-06" calcext:value-type="date">
            <text:p>2022-04-0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b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4-06-28" calcext:value-type="date">
            <text:p>2014-06-28</text:p>
          </table:table-cell>
          <table:table-cell office:value-type="string" calcext:value-type="string">
            <text:p>[FeLV, cyst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04" calcext:value-type="date">
            <text:p>2022-02-04</text:p>
          </table:table-cell>
          <table:table-cell table:style-name="ce1" office:value-type="date" office:date-value="2022-04-06" calcext:value-type="date">
            <text:p>2022-04-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marett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20-04-14" calcext:value-type="date">
            <text:p>2020-04-14</text:p>
          </table:table-cell>
          <table:table-cell office:value-type="string" calcext:value-type="string">
            <text:p>[cancer, obesity, dog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4-04" calcext:value-type="date">
            <text:p>2022-04-04</text:p>
          </table:table-cell>
          <table:table-cell table:style-name="ce1" office:value-type="date" office:date-value="2022-04-07" calcext:value-type="date">
            <text:p>2022-04-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err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8-10-05" calcext:value-type="date">
            <text:p>2018-10-05</text:p>
          </table:table-cell>
          <table:table-cell office:value-type="string" calcext:value-type="string">
            <text:p>[arthritis, dog heartworm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2-26" calcext:value-type="date">
            <text:p>2022-02-26</text:p>
          </table:table-cell>
          <table:table-cell table:style-name="ce1" office:value-type="date" office:date-value="2022-04-08" calcext:value-type="date">
            <text:p>2022-04-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nnozenz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8-06-30" calcext:value-type="date">
            <text:p>2008-06-30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4-09" calcext:value-type="date">
            <text:p>2022-04-0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lkar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4-11-15" calcext:value-type="date">
            <text:p>2014-11-15</text:p>
          </table:table-cell>
          <table:table-cell office:value-type="string" calcext:value-type="string">
            <text:p>[feline heartworm, hyperthyroidism, obesit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4-18" calcext:value-type="date">
            <text:p>2022-04-1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ss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3-03-05" calcext:value-type="date">
            <text:p>2013-03-05</text:p>
          </table:table-cell>
          <table:table-cell office:value-type="string" calcext:value-type="string">
            <text:p>[arthr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3-23" calcext:value-type="date">
            <text:p>2022-03-23</text:p>
          </table:table-cell>
          <table:table-cell table:style-name="ce1" office:value-type="date" office:date-value="2022-04-19" calcext:value-type="date">
            <text:p>2022-04-1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Kaj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1-08-20" calcext:value-type="date">
            <text:p>2011-08-20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4-20" calcext:value-type="date">
            <text:p>2022-04-2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ruppi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6-12-06" calcext:value-type="date">
            <text:p>2016-12-06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4-20" calcext:value-type="date">
            <text:p>2022-04-2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nubull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8-03-07" calcext:value-type="date">
            <text:p>2008-03-07</text:p>
          </table:table-cell>
          <table:table-cell office:value-type="string" calcext:value-type="string">
            <text:p>[deafnes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4-20" calcext:value-type="date">
            <text:p>2022-04-2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apu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8-07-15" calcext:value-type="date">
            <text:p>2008-07-15</text:p>
          </table:table-cell>
          <table:table-cell office:value-type="string" calcext:value-type="string">
            <text:p>[cancer, deaf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4-20" calcext:value-type="date">
            <text:p>2022-04-2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oltair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7-04-05" calcext:value-type="date">
            <text:p>2007-04-05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4-20" calcext:value-type="date">
            <text:p>2022-04-2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lje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0-04-05" calcext:value-type="date">
            <text:p>2010-04-05</text:p>
          </table:table-cell>
          <table:table-cell office:value-type="string" calcext:value-type="string">
            <text:p>[Lyme disease, deaf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2-19" calcext:value-type="date">
            <text:p>2022-02-19</text:p>
          </table:table-cell>
          <table:table-cell table:style-name="ce1" office:value-type="date" office:date-value="2022-04-21" calcext:value-type="date">
            <text:p>2022-04-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[amputated limb, arthriti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4-23" calcext:value-type="date">
            <text:p>2022-04-2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rago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2-03-18" calcext:value-type="date">
            <text:p>2012-03-18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4-23" calcext:value-type="date">
            <text:p>2022-04-2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ir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7-12-28" calcext:value-type="date">
            <text:p>2017-12-28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4-23" calcext:value-type="date">
            <text:p>2022-04-2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ur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5-08-21" calcext:value-type="date">
            <text:p>2015-08-21</text:p>
          </table:table-cell>
          <table:table-cell office:value-type="string" calcext:value-type="string">
            <text:p>[hyperthyroidism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4-24" calcext:value-type="date">
            <text:p>2022-04-2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rik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[cancer, diabetes, dog heartworm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4-24" calcext:value-type="date">
            <text:p>2022-04-2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Yassi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6-12-09" calcext:value-type="date">
            <text:p>2016-12-09</text:p>
          </table:table-cell>
          <table:table-cell office:value-type="string" calcext:value-type="string">
            <text:p>[diabetes, obesity, dog heartworm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4-26" calcext:value-type="date">
            <text:p>2022-04-2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lkar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4-11-15" calcext:value-type="date">
            <text:p>2014-11-15</text:p>
          </table:table-cell>
          <table:table-cell office:value-type="string" calcext:value-type="string">
            <text:p>[feline heartworm, hyperthyroidism, obesit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4-18" calcext:value-type="date">
            <text:p>2022-04-18</text:p>
          </table:table-cell>
          <table:table-cell table:style-name="ce1" office:value-type="date" office:date-value="2022-04-27" calcext:value-type="date">
            <text:p>2022-04-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7-09-19" calcext:value-type="date">
            <text:p>2007-09-19</text:p>
          </table:table-cell>
          <table:table-cell office:value-type="string" calcext:value-type="string">
            <text:p>[cancer, deafness, obesit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4-28" calcext:value-type="date">
            <text:p>2022-04-2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gn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4-11-17" calcext:value-type="date">
            <text:p>2014-11-17</text:p>
          </table:table-cell>
          <table:table-cell office:value-type="string" calcext:value-type="string">
            <text:p>[feline heartworm, blindness, 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4-28" calcext:value-type="date">
            <text:p>2022-04-2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ikia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21-11-16" calcext:value-type="date">
            <text:p>2021-11-16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4-28" calcext:value-type="date">
            <text:p>2022-04-2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erapi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8-07-17" calcext:value-type="date">
            <text:p>2018-07-17</text:p>
          </table:table-cell>
          <table:table-cell office:value-type="string" calcext:value-type="string">
            <text:p>[hyperthyroidism, deaf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4-29" calcext:value-type="date">
            <text:p>2022-04-2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3-08-02" calcext:value-type="date">
            <text:p>2013-08-02</text:p>
          </table:table-cell>
          <table:table-cell office:value-type="string" calcext:value-type="string">
            <text:p>[blindness, diabetes, tooth patholog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4-29" calcext:value-type="date">
            <text:p>2022-04-2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swi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4-30" calcext:value-type="date">
            <text:p>2022-04-3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unn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07-12-11" calcext:value-type="date">
            <text:p>2007-12-11</text:p>
          </table:table-cell>
          <table:table-cell office:value-type="string" calcext:value-type="string">
            <text:p>[cancer, obesit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4-30" calcext:value-type="date">
            <text:p>2022-04-3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iuli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5-01-11" calcext:value-type="date">
            <text:p>2015-01-11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5-01" calcext:value-type="date">
            <text:p>2022-05-0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Yann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21-06-05" calcext:value-type="date">
            <text:p>2021-06-05</text:p>
          </table:table-cell>
          <table:table-cell office:value-type="string" calcext:value-type="string">
            <text:p>[blindness, tooth patholog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5-01" calcext:value-type="date">
            <text:p>2022-05-0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obb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6-04-27" calcext:value-type="date">
            <text:p>2016-04-27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5-02" calcext:value-type="date">
            <text:p>2022-05-0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Kitai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9-11-21" calcext:value-type="date">
            <text:p>2009-11-21</text:p>
          </table:table-cell>
          <table:table-cell office:value-type="string" calcext:value-type="string">
            <text:p>[Lyme disease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2" calcext:value-type="date">
            <text:p>2022-05-0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uigi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09-09-05" calcext:value-type="date">
            <text:p>2009-09-05</text:p>
          </table:table-cell>
          <table:table-cell office:value-type="string" calcext:value-type="string">
            <text:p>[amputated limb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5-02" calcext:value-type="date">
            <text:p>2022-05-0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uc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3-12-26" calcext:value-type="date">
            <text:p>2013-12-26</text:p>
          </table:table-cell>
          <table:table-cell office:value-type="string" calcext:value-type="string">
            <text:p>[feline heartworm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5-02" calcext:value-type="date">
            <text:p>2022-05-0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mutj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07-09-16" calcext:value-type="date">
            <text:p>2007-09-16</text:p>
          </table:table-cell>
          <table:table-cell office:value-type="string" calcext:value-type="string">
            <text:p>[Lyme disease, cancer, deafness, diabete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2-21" calcext:value-type="date">
            <text:p>2022-02-2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1-01-01" calcext:value-type="date">
            <text:p>2011-01-01</text:p>
          </table:table-cell>
          <table:table-cell office:value-type="string" calcext:value-type="string">
            <text:p>[FeLV, tooth patholog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2-23" calcext:value-type="date">
            <text:p>2022-02-23</text:p>
          </table:table-cell>
          <table:table-cell table:style-name="ce1" office:value-type="date" office:date-value="2022-05-04" calcext:value-type="date">
            <text:p>2022-05-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hirocc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8-07-26" calcext:value-type="date">
            <text:p>2008-07-26</text:p>
          </table:table-cell>
          <table:table-cell office:value-type="string" calcext:value-type="string">
            <text:p>[arthr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28" calcext:value-type="date">
            <text:p>2022-02-28</text:p>
          </table:table-cell>
          <table:table-cell table:style-name="ce1" office:value-type="date" office:date-value="2022-05-04" calcext:value-type="date">
            <text:p>2022-05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at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21-06-16" calcext:value-type="date">
            <text:p>2021-06-16</text:p>
          </table:table-cell>
          <table:table-cell office:value-type="string" calcext:value-type="string">
            <text:p>[hyperthyroidism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25" calcext:value-type="date">
            <text:p>2022-02-25</text:p>
          </table:table-cell>
          <table:table-cell table:style-name="ce1" office:value-type="date" office:date-value="2022-05-05" calcext:value-type="date">
            <text:p>2022-05-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ajit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4-07-31" calcext:value-type="date">
            <text:p>2014-07-31</text:p>
          </table:table-cell>
          <table:table-cell office:value-type="string" calcext:value-type="string">
            <text:p>[arthriti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4-06" calcext:value-type="date">
            <text:p>2022-04-0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rik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[cancer, diabetes, dog heartworm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4-24" calcext:value-type="date">
            <text:p>2022-04-24</text:p>
          </table:table-cell>
          <table:table-cell table:style-name="ce1" office:value-type="date" office:date-value="2022-05-07" calcext:value-type="date">
            <text:p>2022-05-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enz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5-04-28" calcext:value-type="date">
            <text:p>2015-04-28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8" calcext:value-type="date">
            <text:p>2022-05-0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star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09-02-18" calcext:value-type="date">
            <text:p>2009-02-18</text:p>
          </table:table-cell>
          <table:table-cell office:value-type="string" calcext:value-type="string">
            <text:p>[feline heartworm, obesit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8" calcext:value-type="date">
            <text:p>2022-05-0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ndrusch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7-05-28" calcext:value-type="date">
            <text:p>2017-05-28</text:p>
          </table:table-cell>
          <table:table-cell office:value-type="string" calcext:value-type="string">
            <text:p>[feline heartworm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5-08" calcext:value-type="date">
            <text:p>2022-05-0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arik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9-03-12" calcext:value-type="date">
            <text:p>2009-03-12</text:p>
          </table:table-cell>
          <table:table-cell office:value-type="string" calcext:value-type="string">
            <text:p>[cyst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8" calcext:value-type="date">
            <text:p>2022-05-0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lim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09-03-27" calcext:value-type="date">
            <text:p>2009-03-27</text:p>
          </table:table-cell>
          <table:table-cell office:value-type="string" calcext:value-type="string">
            <text:p>[tooth patholog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9" calcext:value-type="date">
            <text:p>2022-05-0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rumme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22-02-12" calcext:value-type="date">
            <text:p>2022-02-12</text:p>
          </table:table-cell>
          <table:table-cell office:value-type="string" calcext:value-type="string">
            <text:p>[kidney disease, obesit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9" calcext:value-type="date">
            <text:p>2022-05-0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mpul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0-07-21" calcext:value-type="date">
            <text:p>2010-07-21</text:p>
          </table:table-cell>
          <table:table-cell office:value-type="string" calcext:value-type="string">
            <text:p>[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5-09" calcext:value-type="date">
            <text:p>2022-05-0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ijör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21-04-28" calcext:value-type="date">
            <text:p>2021-04-28</text:p>
          </table:table-cell>
          <table:table-cell office:value-type="string" calcext:value-type="string">
            <text:p>[amputated limb, cyst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9" calcext:value-type="date">
            <text:p>2022-05-0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ts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7-01-13" calcext:value-type="date">
            <text:p>2017-01-13</text:p>
          </table:table-cell>
          <table:table-cell office:value-type="string" calcext:value-type="string">
            <text:p>[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2-19" calcext:value-type="date">
            <text:p>2022-02-19</text:p>
          </table:table-cell>
          <table:table-cell table:style-name="ce1" office:value-type="date" office:date-value="2022-05-09" calcext:value-type="date">
            <text:p>2022-05-0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Kitai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9-11-21" calcext:value-type="date">
            <text:p>2009-11-21</text:p>
          </table:table-cell>
          <table:table-cell office:value-type="string" calcext:value-type="string">
            <text:p>[Lyme disease, amputated limb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2" calcext:value-type="date">
            <text:p>2022-05-0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rumme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22-02-12" calcext:value-type="date">
            <text:p>2022-02-12</text:p>
          </table:table-cell>
          <table:table-cell office:value-type="string" calcext:value-type="string">
            <text:p>[kidney disease, obesit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9" calcext:value-type="date">
            <text:p>2022-05-09</text:p>
          </table:table-cell>
          <table:table-cell table:style-name="ce1" office:value-type="date" office:date-value="2022-05-10" calcext:value-type="date">
            <text:p>2022-05-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ijör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21-04-28" calcext:value-type="date">
            <text:p>2021-04-28</text:p>
          </table:table-cell>
          <table:table-cell office:value-type="string" calcext:value-type="string">
            <text:p>[amputated limb, cyst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9" calcext:value-type="date">
            <text:p>2022-05-09</text:p>
          </table:table-cell>
          <table:table-cell table:style-name="ce1" office:value-type="date" office:date-value="2022-05-10" calcext:value-type="date">
            <text:p>2022-05-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um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[arthritis, dog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11" calcext:value-type="date">
            <text:p>2022-05-1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schib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8-10-17" calcext:value-type="date">
            <text:p>2018-10-17</text:p>
          </table:table-cell>
          <table:table-cell office:value-type="string" calcext:value-type="string">
            <text:p>[arthritis, dog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5-12" calcext:value-type="date">
            <text:p>2022-05-1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3-08-02" calcext:value-type="date">
            <text:p>2013-08-02</text:p>
          </table:table-cell>
          <table:table-cell office:value-type="string" calcext:value-type="string">
            <text:p>[blindness, deafness, diabetes, tooth patholog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4-29" calcext:value-type="date">
            <text:p>2022-04-2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schib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8-10-17" calcext:value-type="date">
            <text:p>2018-10-17</text:p>
          </table:table-cell>
          <table:table-cell office:value-type="string" calcext:value-type="string">
            <text:p>[arthritis, dog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5-12" calcext:value-type="date">
            <text:p>2022-05-12</text:p>
          </table:table-cell>
          <table:table-cell table:style-name="ce1" office:value-type="date" office:date-value="2022-05-12" calcext:value-type="date">
            <text:p>2022-05-1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or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8-12-10" calcext:value-type="date">
            <text:p>2018-12-10</text:p>
          </table:table-cell>
          <table:table-cell office:value-type="string" calcext:value-type="string">
            <text:p>[hyperthyroidism, FeLV, diabete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13" calcext:value-type="date">
            <text:p>2022-05-1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oondanc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9-05-27" calcext:value-type="date">
            <text:p>2019-05-27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5-14" calcext:value-type="date">
            <text:p>2022-05-1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bbi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1-08-03" calcext:value-type="date">
            <text:p>2011-08-03</text:p>
          </table:table-cell>
          <table:table-cell office:value-type="string" calcext:value-type="string">
            <text:p>[obesit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5-14" calcext:value-type="date">
            <text:p>2022-05-1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mpul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0-07-21" calcext:value-type="date">
            <text:p>2010-07-21</text:p>
          </table:table-cell>
          <table:table-cell office:value-type="string" calcext:value-type="string">
            <text:p>[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5-09" calcext:value-type="date">
            <text:p>2022-05-09</text:p>
          </table:table-cell>
          <table:table-cell table:style-name="ce1" office:value-type="date" office:date-value="2022-05-14" calcext:value-type="date">
            <text:p>2022-05-1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orgeou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1-06-14" calcext:value-type="date">
            <text:p>2011-06-14</text:p>
          </table:table-cell>
          <table:table-cell office:value-type="string" calcext:value-type="string">
            <text:p>[FeLV, kidney disease, cystiti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5-16" calcext:value-type="date">
            <text:p>2022-05-1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Umi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7-04-04" calcext:value-type="date">
            <text:p>2017-04-04</text:p>
          </table:table-cell>
          <table:table-cell office:value-type="string" calcext:value-type="string">
            <text:p>[blindness, diabetes, dog heartworm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5-16" calcext:value-type="date">
            <text:p>2022-05-1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6-03-28" calcext:value-type="date">
            <text:p>2016-03-28</text:p>
          </table:table-cell>
          <table:table-cell office:value-type="string" calcext:value-type="string">
            <text:p>[kidney disease, cancer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17" calcext:value-type="date">
            <text:p>2022-05-1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erapi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8-07-17" calcext:value-type="date">
            <text:p>2018-07-17</text:p>
          </table:table-cell>
          <table:table-cell office:value-type="string" calcext:value-type="string">
            <text:p>[hyperthyroidism, kidney disease, deaf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4-29" calcext:value-type="date">
            <text:p>2022-04-2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ff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7-08-20" calcext:value-type="date">
            <text:p>2007-08-20</text:p>
          </table:table-cell>
          <table:table-cell office:value-type="string" calcext:value-type="string">
            <text:p>[amputated limb, dog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3-11" calcext:value-type="date">
            <text:p>2022-03-1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Kitai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9-11-21" calcext:value-type="date">
            <text:p>2009-11-21</text:p>
          </table:table-cell>
          <table:table-cell office:value-type="string" calcext:value-type="string">
            <text:p>[Lyme disease, amputated limb, diabete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2" calcext:value-type="date">
            <text:p>2022-05-0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ugnos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9-07-02" calcext:value-type="date">
            <text:p>2019-07-02</text:p>
          </table:table-cell>
          <table:table-cell office:value-type="string" calcext:value-type="string">
            <text:p>[kidney disease, cystitis, obesit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5-21" calcext:value-type="date">
            <text:p>2022-05-2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ramp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7-07-08" calcext:value-type="date">
            <text:p>2007-07-08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5-21" calcext:value-type="date">
            <text:p>2022-05-2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nkaj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7-01-30" calcext:value-type="date">
            <text:p>2017-01-30</text:p>
          </table:table-cell>
          <table:table-cell office:value-type="string" calcext:value-type="string">
            <text:p>[diabete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5-21" calcext:value-type="date">
            <text:p>2022-05-2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ikia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21-11-16" calcext:value-type="date">
            <text:p>2021-11-16</text:p>
          </table:table-cell>
          <table:table-cell office:value-type="string" calcext:value-type="string">
            <text:p>[deafnes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4-28" calcext:value-type="date">
            <text:p>2022-04-2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[amputated limb, arthritis, obesit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4-23" calcext:value-type="date">
            <text:p>2022-04-2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6-03-28" calcext:value-type="date">
            <text:p>2016-03-28</text:p>
          </table:table-cell>
          <table:table-cell office:value-type="string" calcext:value-type="string">
            <text:p>[kidney disease, cancer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17" calcext:value-type="date">
            <text:p>2022-05-17</text:p>
          </table:table-cell>
          <table:table-cell table:style-name="ce1" office:value-type="date" office:date-value="2022-05-26" calcext:value-type="date">
            <text:p>2022-05-2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winn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4-06-13" calcext:value-type="date">
            <text:p>2014-06-13</text:p>
          </table:table-cell>
          <table:table-cell office:value-type="string" calcext:value-type="string">
            <text:p>[amputated limb, deafness, diabete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5-27" calcext:value-type="date">
            <text:p>2022-05-2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inj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5-07-22" calcext:value-type="date">
            <text:p>2015-07-22</text:p>
          </table:table-cell>
          <table:table-cell office:value-type="string" calcext:value-type="string">
            <text:p>[Lyme disease, cancer, obesit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27" calcext:value-type="date">
            <text:p>2022-05-2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ann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3-04-08" calcext:value-type="date">
            <text:p>2013-04-08</text:p>
          </table:table-cell>
          <table:table-cell office:value-type="string" calcext:value-type="string">
            <text:p>[Lyme disease, deafnes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27" calcext:value-type="date">
            <text:p>2022-05-2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7-09-19" calcext:value-type="date">
            <text:p>2007-09-19</text:p>
          </table:table-cell>
          <table:table-cell office:value-type="string" calcext:value-type="string">
            <text:p>[cancer, deafness, obesit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4-28" calcext:value-type="date">
            <text:p>2022-04-28</text:p>
          </table:table-cell>
          <table:table-cell table:style-name="ce1" office:value-type="date" office:date-value="2022-05-27" calcext:value-type="date">
            <text:p>2022-05-2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Kitai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9-11-21" calcext:value-type="date">
            <text:p>2009-11-21</text:p>
          </table:table-cell>
          <table:table-cell office:value-type="string" calcext:value-type="string">
            <text:p>[Lyme disease, amputated limb, diabete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2" calcext:value-type="date">
            <text:p>2022-05-02</text:p>
          </table:table-cell>
          <table:table-cell table:style-name="ce1" office:value-type="date" office:date-value="2022-05-27" calcext:value-type="date">
            <text:p>2022-05-2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chnook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7-12-16" calcext:value-type="date">
            <text:p>2007-12-16</text:p>
          </table:table-cell>
          <table:table-cell office:value-type="string" calcext:value-type="string">
            <text:p>[Lyme disease, arthriti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5-28" calcext:value-type="date">
            <text:p>2022-05-2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arik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9-03-12" calcext:value-type="date">
            <text:p>2009-03-12</text:p>
          </table:table-cell>
          <table:table-cell office:value-type="string" calcext:value-type="string">
            <text:p>[cyst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8" calcext:value-type="date">
            <text:p>2022-05-08</text:p>
          </table:table-cell>
          <table:table-cell table:style-name="ce1" office:value-type="date" office:date-value="2022-05-28" calcext:value-type="date">
            <text:p>2022-05-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hil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9-12-21" calcext:value-type="date">
            <text:p>2019-12-21</text:p>
          </table:table-cell>
          <table:table-cell office:value-type="string" calcext:value-type="string">
            <text:p>[deaf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3-23" calcext:value-type="date">
            <text:p>2022-03-23</text:p>
          </table:table-cell>
          <table:table-cell table:style-name="ce1" office:value-type="date" office:date-value="2022-05-29" calcext:value-type="date">
            <text:p>2022-05-2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erapi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8-07-17" calcext:value-type="date">
            <text:p>2018-07-17</text:p>
          </table:table-cell>
          <table:table-cell office:value-type="string" calcext:value-type="string">
            <text:p>[hyperthyroidism, kidney disease, deaf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4-29" calcext:value-type="date">
            <text:p>2022-04-29</text:p>
          </table:table-cell>
          <table:table-cell table:style-name="ce1" office:value-type="date" office:date-value="2022-05-29" calcext:value-type="date">
            <text:p>2022-05-2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or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8-12-10" calcext:value-type="date">
            <text:p>2018-12-10</text:p>
          </table:table-cell>
          <table:table-cell office:value-type="string" calcext:value-type="string">
            <text:p>[hyperthyroidism, FeLV, diabete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13" calcext:value-type="date">
            <text:p>2022-05-13</text:p>
          </table:table-cell>
          <table:table-cell table:style-name="ce1" office:value-type="date" office:date-value="2022-05-29" calcext:value-type="date">
            <text:p>2022-05-2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nkaj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7-01-30" calcext:value-type="date">
            <text:p>2017-01-30</text:p>
          </table:table-cell>
          <table:table-cell office:value-type="string" calcext:value-type="string">
            <text:p>[Lyme disease, diabete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5-21" calcext:value-type="date">
            <text:p>2022-05-2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anzelo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1-03-09" calcext:value-type="date">
            <text:p>2011-03-09</text:p>
          </table:table-cell>
          <table:table-cell office:value-type="string" calcext:value-type="string">
            <text:p>[FeLV, tooth patholog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5-30" calcext:value-type="date">
            <text:p>2022-05-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nic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21-05-08" calcext:value-type="date">
            <text:p>2021-05-08</text:p>
          </table:table-cell>
          <table:table-cell office:value-type="string" calcext:value-type="string">
            <text:p>[cancer, deafnes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2-25" calcext:value-type="date">
            <text:p>2022-02-25</text:p>
          </table:table-cell>
          <table:table-cell table:style-name="ce1" office:value-type="date" office:date-value="2022-05-31" calcext:value-type="date">
            <text:p>2022-05-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ajit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4-07-31" calcext:value-type="date">
            <text:p>2014-07-31</text:p>
          </table:table-cell>
          <table:table-cell office:value-type="string" calcext:value-type="string">
            <text:p>[arthritis, deaf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4-06" calcext:value-type="date">
            <text:p>2022-04-0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lm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0-01-16" calcext:value-type="date">
            <text:p>2010-01-16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6-01" calcext:value-type="date">
            <text:p>2022-06-0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Neelth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5-03-06" calcext:value-type="date">
            <text:p>2015-03-06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6-01" calcext:value-type="date">
            <text:p>2022-06-0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ind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7-03-07" calcext:value-type="date">
            <text:p>2017-03-07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6-01" calcext:value-type="date">
            <text:p>2022-06-0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eli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1-09-29" calcext:value-type="date">
            <text:p>2011-09-29</text:p>
          </table:table-cell>
          <table:table-cell office:value-type="string" calcext:value-type="string">
            <text:p>[feline heartworm, obesit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3-11" calcext:value-type="date">
            <text:p>2022-03-11</text:p>
          </table:table-cell>
          <table:table-cell table:style-name="ce1" office:value-type="date" office:date-value="2022-06-01" calcext:value-type="date">
            <text:p>2022-06-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hibal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1-04-14" calcext:value-type="date">
            <text:p>2011-04-14</text:p>
          </table:table-cell>
          <table:table-cell office:value-type="string" calcext:value-type="string">
            <text:p>[cancer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6-04" calcext:value-type="date">
            <text:p>2022-06-0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Zir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8-07-26" calcext:value-type="date">
            <text:p>2018-07-26</text:p>
          </table:table-cell>
          <table:table-cell office:value-type="string" calcext:value-type="string">
            <text:p>[blindness, deafness, tooth patholog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6-04" calcext:value-type="date">
            <text:p>2022-06-04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Jaski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6-07-01" calcext:value-type="date">
            <text:p>2016-07-01</text:p>
          </table:table-cell>
          <table:table-cell office:value-type="string" calcext:value-type="string">
            <text:p>[feline heartworm, amputated limb, FeLV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6-04" calcext:value-type="date">
            <text:p>2022-06-0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ojak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[cystitis, tooth patholog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6-04" calcext:value-type="date">
            <text:p>2022-06-0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lonk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1-06-29" calcext:value-type="date">
            <text:p>2011-06-29</text:p>
          </table:table-cell>
          <table:table-cell office:value-type="string" calcext:value-type="string">
            <text:p>[deaf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2-21" calcext:value-type="date">
            <text:p>2022-02-21</text:p>
          </table:table-cell>
          <table:table-cell table:style-name="ce1" office:value-type="date" office:date-value="2022-06-04" calcext:value-type="date">
            <text:p>2022-06-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roll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08-02-18" calcext:value-type="date">
            <text:p>2008-02-18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6-06" calcext:value-type="date">
            <text:p>2022-06-0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unn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07-12-11" calcext:value-type="date">
            <text:p>2007-12-11</text:p>
          </table:table-cell>
          <table:table-cell office:value-type="string" calcext:value-type="string">
            <text:p>[cancer, obesit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4-30" calcext:value-type="date">
            <text:p>2022-04-30</text:p>
          </table:table-cell>
          <table:table-cell table:style-name="ce1" office:value-type="date" office:date-value="2022-06-08" calcext:value-type="date">
            <text:p>2022-06-0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Zink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0-11-10" calcext:value-type="date">
            <text:p>2010-11-10</text:p>
          </table:table-cell>
          <table:table-cell office:value-type="string" calcext:value-type="string">
            <text:p>[blind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6-09" calcext:value-type="date">
            <text:p>2022-06-09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orgeou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1-06-14" calcext:value-type="date">
            <text:p>2011-06-14</text:p>
          </table:table-cell>
          <table:table-cell office:value-type="string" calcext:value-type="string">
            <text:p>[FeLV, kidney disease, cystiti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5-16" calcext:value-type="date">
            <text:p>2022-05-16</text:p>
          </table:table-cell>
          <table:table-cell table:style-name="ce1" office:value-type="date" office:date-value="2022-06-09" calcext:value-type="date">
            <text:p>2022-06-0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astawa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09-10-29" calcext:value-type="date">
            <text:p>2009-10-29</text:p>
          </table:table-cell>
          <table:table-cell office:value-type="string" calcext:value-type="string">
            <text:p>[deafnes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6-11" calcext:value-type="date">
            <text:p>2022-06-1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ag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4-11-04" calcext:value-type="date">
            <text:p>2014-11-04</text:p>
          </table:table-cell>
          <table:table-cell office:value-type="string" calcext:value-type="string">
            <text:p>[diabete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3-30" calcext:value-type="date">
            <text:p>2022-03-3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0-06-27" calcext:value-type="date">
            <text:p>2010-06-27</text:p>
          </table:table-cell>
          <table:table-cell office:value-type="string" calcext:value-type="string">
            <text:p>[deafnes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2-19" calcext:value-type="date">
            <text:p>2022-02-19</text:p>
          </table:table-cell>
          <table:table-cell table:style-name="ce1" office:value-type="date" office:date-value="2022-06-12" calcext:value-type="date">
            <text:p>2022-06-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0-06-27" calcext:value-type="date">
            <text:p>2010-06-27</text:p>
          </table:table-cell>
          <table:table-cell office:value-type="string" calcext:value-type="string">
            <text:p>[blindness, deafnes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2-19" calcext:value-type="date">
            <text:p>2022-02-19</text:p>
          </table:table-cell>
          <table:table-cell table:style-name="ce1" office:value-type="date" office:date-value="2022-06-12" calcext:value-type="date">
            <text:p>2022-06-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Yassi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6-12-09" calcext:value-type="date">
            <text:p>2016-12-09</text:p>
          </table:table-cell>
          <table:table-cell office:value-type="string" calcext:value-type="string">
            <text:p>[diabetes, obesity, dog heartworm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4-26" calcext:value-type="date">
            <text:p>2022-04-26</text:p>
          </table:table-cell>
          <table:table-cell table:style-name="ce1" office:value-type="date" office:date-value="2022-06-12" calcext:value-type="date">
            <text:p>2022-06-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lim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09-03-27" calcext:value-type="date">
            <text:p>2009-03-27</text:p>
          </table:table-cell>
          <table:table-cell office:value-type="string" calcext:value-type="string">
            <text:p>[FeLV, tooth patholog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9" calcext:value-type="date">
            <text:p>2022-05-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hin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8-09-27" calcext:value-type="date">
            <text:p>2018-09-27</text:p>
          </table:table-cell>
          <table:table-cell office:value-type="string" calcext:value-type="string">
            <text:p>[cyst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2-02" calcext:value-type="date">
            <text:p>2022-02-02</text:p>
          </table:table-cell>
          <table:table-cell table:style-name="ce1" office:value-type="date" office:date-value="2022-06-13" calcext:value-type="date">
            <text:p>2022-06-1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la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4-11-08" calcext:value-type="date">
            <text:p>2014-11-08</text:p>
          </table:table-cell>
          <table:table-cell office:value-type="string" calcext:value-type="string">
            <text:p>[cancer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6-15" calcext:value-type="date">
            <text:p>2022-06-1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alk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07-08-15" calcext:value-type="date">
            <text:p>2007-08-15</text:p>
          </table:table-cell>
          <table:table-cell office:value-type="string" calcext:value-type="string">
            <text:p>[diabetes, tooth patholog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6-15" calcext:value-type="date">
            <text:p>2022-06-1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ao-M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7-12-06" calcext:value-type="date">
            <text:p>2017-12-06</text:p>
          </table:table-cell>
          <table:table-cell office:value-type="string" calcext:value-type="string">
            <text:p>[cystiti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6-15" calcext:value-type="date">
            <text:p>2022-06-1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heck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8-11-18" calcext:value-type="date">
            <text:p>2018-11-18</text:p>
          </table:table-cell>
          <table:table-cell office:value-type="string" calcext:value-type="string">
            <text:p>[cancer, obesit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6-15" calcext:value-type="date">
            <text:p>2022-06-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u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1-09-25" calcext:value-type="date">
            <text:p>2011-09-25</text:p>
          </table:table-cell>
          <table:table-cell office:value-type="string" calcext:value-type="string">
            <text:p>[cystiti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ato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6-17" calcext:value-type="date">
            <text:p>2022-06-1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go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0-10-25" calcext:value-type="date">
            <text:p>2010-10-25</text:p>
          </table:table-cell>
          <table:table-cell office:value-type="string" calcext:value-type="string">
            <text:p>[feline heartworm, cystiti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3-18" calcext:value-type="date">
            <text:p>2022-03-18</text:p>
          </table:table-cell>
          <table:table-cell table:style-name="ce1" office:value-type="date" office:date-value="2022-06-17" calcext:value-type="date">
            <text:p>2022-06-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Vest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21-03-07" calcext:value-type="date">
            <text:p>2021-03-07</text:p>
          </table:table-cell>
          <table:table-cell office:value-type="string" calcext:value-type="string">
            <text:p>[amputated limb, deaf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6-19" calcext:value-type="date">
            <text:p>2022-06-1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uc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3-12-26" calcext:value-type="date">
            <text:p>2013-12-26</text:p>
          </table:table-cell>
          <table:table-cell office:value-type="string" calcext:value-type="string">
            <text:p>[feline heartworm, FIV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5-02" calcext:value-type="date">
            <text:p>2022-05-0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ass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[blindness, diabete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6-20" calcext:value-type="date">
            <text:p>2022-06-2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Vipe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0-12-10" calcext:value-type="date">
            <text:p>2010-12-10</text:p>
          </table:table-cell>
          <table:table-cell office:value-type="string" calcext:value-type="string">
            <text:p>[cancer, obesity, dog heartworm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6-20" calcext:value-type="date">
            <text:p>2022-06-2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hari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0-07-28" calcext:value-type="date">
            <text:p>2010-07-28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6-20" calcext:value-type="date">
            <text:p>2022-06-2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Bor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9-02-01" calcext:value-type="date">
            <text:p>2009-02-01</text:p>
          </table:table-cell>
          <table:table-cell office:value-type="string" calcext:value-type="string">
            <text:p>[arthritis, deafness, diabete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6-20" calcext:value-type="date">
            <text:p>2022-06-2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ump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2-08-18" calcext:value-type="date">
            <text:p>2012-08-18</text:p>
          </table:table-cell>
          <table:table-cell office:value-type="string" calcext:value-type="string">
            <text:p>[blindness, cancer, deafness, obesity, dog heartworm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2-14" calcext:value-type="date">
            <text:p>2022-02-1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lim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09-03-27" calcext:value-type="date">
            <text:p>2009-03-27</text:p>
          </table:table-cell>
          <table:table-cell office:value-type="string" calcext:value-type="string">
            <text:p>[FeLV, tooth patholog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9" calcext:value-type="date">
            <text:p>2022-05-09</text:p>
          </table:table-cell>
          <table:table-cell table:style-name="ce1" office:value-type="date" office:date-value="2022-06-20" calcext:value-type="date">
            <text:p>2022-06-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chnook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7-12-16" calcext:value-type="date">
            <text:p>2007-12-16</text:p>
          </table:table-cell>
          <table:table-cell office:value-type="string" calcext:value-type="string">
            <text:p>[Lyme disease, arthriti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5-28" calcext:value-type="date">
            <text:p>2022-05-28</text:p>
          </table:table-cell>
          <table:table-cell table:style-name="ce1" office:value-type="date" office:date-value="2022-06-20" calcext:value-type="date">
            <text:p>2022-06-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ur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5-08-21" calcext:value-type="date">
            <text:p>2015-08-21</text:p>
          </table:table-cell>
          <table:table-cell office:value-type="string" calcext:value-type="string">
            <text:p>[hyperthyroidism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4-24" calcext:value-type="date">
            <text:p>2022-04-24</text:p>
          </table:table-cell>
          <table:table-cell table:style-name="ce1" office:value-type="date" office:date-value="2022-06-22" calcext:value-type="date">
            <text:p>2022-06-2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Neelth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5-03-06" calcext:value-type="date">
            <text:p>2015-03-06</text:p>
          </table:table-cell>
          <table:table-cell office:value-type="string" calcext:value-type="string">
            <text:p>[tooth patholog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6-01" calcext:value-type="date">
            <text:p>2022-06-0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Vest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21-03-07" calcext:value-type="date">
            <text:p>2021-03-07</text:p>
          </table:table-cell>
          <table:table-cell office:value-type="string" calcext:value-type="string">
            <text:p>[amputated limb, deaf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6-19" calcext:value-type="date">
            <text:p>2022-06-19</text:p>
          </table:table-cell>
          <table:table-cell table:style-name="ce1" office:value-type="date" office:date-value="2022-06-23" calcext:value-type="date">
            <text:p>2022-06-2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Bor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9-02-01" calcext:value-type="date">
            <text:p>2009-02-01</text:p>
          </table:table-cell>
          <table:table-cell office:value-type="string" calcext:value-type="string">
            <text:p>[arthritis, deafness, diabete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6-20" calcext:value-type="date">
            <text:p>2022-06-20</text:p>
          </table:table-cell>
          <table:table-cell table:style-name="ce1" office:value-type="date" office:date-value="2022-06-24" calcext:value-type="date">
            <text:p>2022-06-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ock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9-07-21" calcext:value-type="date">
            <text:p>2009-07-21</text:p>
          </table:table-cell>
          <table:table-cell office:value-type="string" calcext:value-type="string">
            <text:p>[cystitis, diabete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4-06" calcext:value-type="date">
            <text:p>2022-04-06</text:p>
          </table:table-cell>
          <table:table-cell table:style-name="ce1" office:value-type="date" office:date-value="2022-06-25" calcext:value-type="date">
            <text:p>2022-06-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leopatr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[cystitis, deafnes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2-05" calcext:value-type="date">
            <text:p>2022-02-0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enn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8-12-25" calcext:value-type="date">
            <text:p>2018-12-25</text:p>
          </table:table-cell>
          <table:table-cell office:value-type="string" calcext:value-type="string">
            <text:p>[hyperthyroidism, amputated limb, diabetes, tooth patholog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6-28" calcext:value-type="date">
            <text:p>2022-06-2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urios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22-03-12" calcext:value-type="date">
            <text:p>2022-03-12</text:p>
          </table:table-cell>
          <table:table-cell office:value-type="string" calcext:value-type="string">
            <text:p>[deaf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6-28" calcext:value-type="date">
            <text:p>2022-06-2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uc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3-12-26" calcext:value-type="date">
            <text:p>2013-12-26</text:p>
          </table:table-cell>
          <table:table-cell office:value-type="string" calcext:value-type="string">
            <text:p>[feline heartworm, FIV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5-02" calcext:value-type="date">
            <text:p>2022-05-02</text:p>
          </table:table-cell>
          <table:table-cell table:style-name="ce1" office:value-type="date" office:date-value="2022-06-28" calcext:value-type="date">
            <text:p>2022-06-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star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09-02-18" calcext:value-type="date">
            <text:p>2009-02-18</text:p>
          </table:table-cell>
          <table:table-cell office:value-type="string" calcext:value-type="string">
            <text:p>[feline heartworm, obesit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8" calcext:value-type="date">
            <text:p>2022-05-08</text:p>
          </table:table-cell>
          <table:table-cell table:style-name="ce1" office:value-type="date" office:date-value="2022-07-01" calcext:value-type="date">
            <text:p>2022-07-01</text:p>
          </table:table-cell>
        </table:table-row>
      </table:table>
      <table:table table:name="T2_animals_EXCEL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ex</text:p>
          </table:table-cell>
          <table:table-cell table:style-name="Default" office:value-type="string" calcext:value-type="string">
            <text:p>Date of birth</text:p>
          </table:table-cell>
          <table:table-cell office:value-type="string" calcext:value-type="string">
            <text:p>Disabilities</text:p>
          </table:table-cell>
          <table:table-cell office:value-type="string" calcext:value-type="string">
            <text:p>House without kids</text:p>
          </table:table-cell>
          <table:table-cell office:value-type="string" calcext:value-type="string">
            <text:p>Experienced owners</text:p>
          </table:table-cell>
          <table:table-cell office:value-type="string" calcext:value-type="string">
            <text:p>Preferred place to live</text:p>
          </table:table-cell>
          <table:table-cell table:style-name="Default" office:value-type="string" calcext:value-type="string">
            <text:p>Date of admissi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iri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4-02-20" calcext:value-type="date">
            <text:p>2014-02-20</text:p>
          </table:table-cell>
          <table:table-cell office:value-type="string" calcext:value-type="string">
            <text:p>[amputated limb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ro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9-11-18" calcext:value-type="date">
            <text:p>2019-11-18</text:p>
          </table:table-cell>
          <table:table-cell office:value-type="string" calcext:value-type="string">
            <text:p>[FIV, feline heartworm, obesit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hin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8-09-27" calcext:value-type="date">
            <text:p>2018-09-27</text:p>
          </table:table-cell>
          <table:table-cell office:value-type="string" calcext:value-type="string">
            <text:p>[cyst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09-04-26" calcext:value-type="date">
            <text:p>2009-04-26</text:p>
          </table:table-cell>
          <table:table-cell office:value-type="string" calcext:value-type="string">
            <text:p>[blindness, kidney disease, cystiti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gan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[diabete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ise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4-08-01" calcext:value-type="date">
            <text:p>2014-08-01</text:p>
          </table:table-cell>
          <table:table-cell office:value-type="string" calcext:value-type="string">
            <text:p>[hyperthyroidism, FeLV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5-05-03" calcext:value-type="date">
            <text:p>2015-05-03</text:p>
          </table:table-cell>
          <table:table-cell office:value-type="string" calcext:value-type="string">
            <text:p>[blindness, FeLV, tooth patholog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gg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1-04-26" calcext:value-type="date">
            <text:p>2011-04-26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u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1-09-25" calcext:value-type="date">
            <text:p>2011-09-25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dd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8-11-04" calcext:value-type="date">
            <text:p>2018-11-04</text:p>
          </table:table-cell>
          <table:table-cell office:value-type="string" calcext:value-type="string">
            <text:p>[cystiti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tt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21-10-06" calcext:value-type="date">
            <text:p>2021-10-06</text:p>
          </table:table-cell>
          <table:table-cell office:value-type="string" calcext:value-type="string">
            <text:p>[blindness, diabetes, 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2-03" calcext:value-type="date">
            <text:p>2022-02-0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lof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7-04-12" calcext:value-type="date">
            <text:p>2017-04-12</text:p>
          </table:table-cell>
          <table:table-cell office:value-type="string" calcext:value-type="string">
            <text:p>[cancer, deaf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2-03" calcext:value-type="date">
            <text:p>2022-02-0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b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4-06-28" calcext:value-type="date">
            <text:p>2014-06-28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04" calcext:value-type="date">
            <text:p>2022-02-0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6-05-19" calcext:value-type="date">
            <text:p>2016-05-19</text:p>
          </table:table-cell>
          <table:table-cell office:value-type="string" calcext:value-type="string">
            <text:p>[obesity, dog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04" calcext:value-type="date">
            <text:p>2022-02-0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dd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8-11-04" calcext:value-type="date">
            <text:p>2018-11-04</text:p>
          </table:table-cell>
          <table:table-cell office:value-type="string" calcext:value-type="string">
            <text:p>[kidney disease, cystiti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leopatr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[deafnes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2-05" calcext:value-type="date">
            <text:p>2022-02-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wbacc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6-04-23" calcext:value-type="date">
            <text:p>2016-04-23</text:p>
          </table:table-cell>
          <table:table-cell office:value-type="string" calcext:value-type="string">
            <text:p>[obesit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2-05" calcext:value-type="date">
            <text:p>2022-02-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tt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21-10-06" calcext:value-type="date">
            <text:p>2021-10-06</text:p>
          </table:table-cell>
          <table:table-cell office:value-type="string" calcext:value-type="string">
            <text:p>[blindness, diabetes, 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2-03" calcext:value-type="date">
            <text:p>2022-02-03</text:p>
          </table:table-cell>
          <table:table-cell table:style-name="ce1" office:value-type="date" office:date-value="2022-02-06" calcext:value-type="date">
            <text:p>2022-02-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6-05-19" calcext:value-type="date">
            <text:p>2016-05-19</text:p>
          </table:table-cell>
          <table:table-cell office:value-type="string" calcext:value-type="string">
            <text:p>[obesity, dog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04" calcext:value-type="date">
            <text:p>2022-02-04</text:p>
          </table:table-cell>
          <table:table-cell table:style-name="ce1" office:value-type="date" office:date-value="2022-02-11" calcext:value-type="date">
            <text:p>2022-02-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llab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7-05-04" calcext:value-type="date">
            <text:p>2017-05-04</text:p>
          </table:table-cell>
          <table:table-cell office:value-type="string" calcext:value-type="string">
            <text:p>[diabete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2-14" calcext:value-type="date">
            <text:p>2022-02-1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rly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4-05-02" calcext:value-type="date">
            <text:p>2014-05-02</text:p>
          </table:table-cell>
          <table:table-cell office:value-type="string" calcext:value-type="string">
            <text:p>[diabetes, 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2-14" calcext:value-type="date">
            <text:p>2022-02-1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ump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2-08-18" calcext:value-type="date">
            <text:p>2012-08-18</text:p>
          </table:table-cell>
          <table:table-cell office:value-type="string" calcext:value-type="string">
            <text:p>[deafness, dog heartworm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2-14" calcext:value-type="date">
            <text:p>2022-02-1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arg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1-05-03" calcext:value-type="date">
            <text:p>2011-05-03</text:p>
          </table:table-cell>
          <table:table-cell office:value-type="string" calcext:value-type="string">
            <text:p>[amputated limb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14" calcext:value-type="date">
            <text:p>2022-02-1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ts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7-01-13" calcext:value-type="date">
            <text:p>2017-01-13</text:p>
          </table:table-cell>
          <table:table-cell office:value-type="string" calcext:value-type="string">
            <text:p>[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2-19" calcext:value-type="date">
            <text:p>2022-02-1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0-06-27" calcext:value-type="date">
            <text:p>2010-06-27</text:p>
          </table:table-cell>
          <table:table-cell office:value-type="string" calcext:value-type="string">
            <text:p>[deafnes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2-19" calcext:value-type="date">
            <text:p>2022-02-1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lje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0-04-05" calcext:value-type="date">
            <text:p>2010-04-05</text:p>
          </table:table-cell>
          <table:table-cell office:value-type="string" calcext:value-type="string">
            <text:p>[Lyme disease, deaf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2-19" calcext:value-type="date">
            <text:p>2022-02-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iri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4-02-20" calcext:value-type="date">
            <text:p>2014-02-20</text:p>
          </table:table-cell>
          <table:table-cell office:value-type="string" calcext:value-type="string">
            <text:p>[amputated limb, cyst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mutj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07-09-16" calcext:value-type="date">
            <text:p>2007-09-16</text:p>
          </table:table-cell>
          <table:table-cell office:value-type="string" calcext:value-type="string">
            <text:p>[deafness, diabete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2-21" calcext:value-type="date">
            <text:p>2022-02-2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iffo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1-10-08" calcext:value-type="date">
            <text:p>2011-10-08</text:p>
          </table:table-cell>
          <table:table-cell office:value-type="string" calcext:value-type="string">
            <text:p>[Lyme disease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2-21" calcext:value-type="date">
            <text:p>2022-02-2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lonk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1-06-29" calcext:value-type="date">
            <text:p>2011-06-29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2-21" calcext:value-type="date">
            <text:p>2022-02-2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ump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2-08-18" calcext:value-type="date">
            <text:p>2012-08-18</text:p>
          </table:table-cell>
          <table:table-cell office:value-type="string" calcext:value-type="string">
            <text:p>[cancer, deafness, dog heartworm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2-14" calcext:value-type="date">
            <text:p>2022-02-1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adèsch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20-02-12" calcext:value-type="date">
            <text:p>2020-02-12</text:p>
          </table:table-cell>
          <table:table-cell office:value-type="string" calcext:value-type="string">
            <text:p>[obesit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2-23" calcext:value-type="date">
            <text:p>2022-02-2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1-01-01" calcext:value-type="date">
            <text:p>2011-01-01</text:p>
          </table:table-cell>
          <table:table-cell office:value-type="string" calcext:value-type="string">
            <text:p>[FeLV, tooth patholog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2-23" calcext:value-type="date">
            <text:p>2022-02-2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il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1-05-15" calcext:value-type="date">
            <text:p>2011-05-15</text:p>
          </table:table-cell>
          <table:table-cell office:value-type="string" calcext:value-type="string">
            <text:p>[FIV, hyperthyroidism, kidney disease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2-23" calcext:value-type="date">
            <text:p>2022-02-2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ime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2-06-06" calcext:value-type="date">
            <text:p>2012-06-06</text:p>
          </table:table-cell>
          <table:table-cell office:value-type="string" calcext:value-type="string">
            <text:p>[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2-23" calcext:value-type="date">
            <text:p>2022-02-2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gg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1-04-26" calcext:value-type="date">
            <text:p>2011-04-26</text:p>
          </table:table-cell>
          <table:table-cell office:value-type="string" calcext:value-type="string">
            <text:p>[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b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4-06-28" calcext:value-type="date">
            <text:p>2014-06-28</text:p>
          </table:table-cell>
          <table:table-cell office:value-type="string" calcext:value-type="string">
            <text:p>[FeLV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04" calcext:value-type="date">
            <text:p>2022-02-0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nic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21-05-08" calcext:value-type="date">
            <text:p>2021-05-08</text:p>
          </table:table-cell>
          <table:table-cell office:value-type="string" calcext:value-type="string">
            <text:p>[cancer, deafnes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2-25" calcext:value-type="date">
            <text:p>2022-02-2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at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21-06-16" calcext:value-type="date">
            <text:p>2021-06-16</text:p>
          </table:table-cell>
          <table:table-cell office:value-type="string" calcext:value-type="string">
            <text:p>[hyperthyroidism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25" calcext:value-type="date">
            <text:p>2022-02-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ump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2-08-18" calcext:value-type="date">
            <text:p>2012-08-18</text:p>
          </table:table-cell>
          <table:table-cell office:value-type="string" calcext:value-type="string">
            <text:p>[cancer, deafness, obesity, dog heartworm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2-14" calcext:value-type="date">
            <text:p>2022-02-1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err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8-10-05" calcext:value-type="date">
            <text:p>2018-10-05</text:p>
          </table:table-cell>
          <table:table-cell office:value-type="string" calcext:value-type="string">
            <text:p>[arthritis, dog heartworm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2-26" calcext:value-type="date">
            <text:p>2022-02-2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iri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4-02-20" calcext:value-type="date">
            <text:p>2014-02-20</text:p>
          </table:table-cell>
          <table:table-cell office:value-type="string" calcext:value-type="string">
            <text:p>[amputated limb, blindness, cyst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rly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4-05-02" calcext:value-type="date">
            <text:p>2014-05-02</text:p>
          </table:table-cell>
          <table:table-cell office:value-type="string" calcext:value-type="string">
            <text:p>[diabetes, 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2-14" calcext:value-type="date">
            <text:p>2022-02-14</text:p>
          </table:table-cell>
          <table:table-cell table:style-name="ce1" office:value-type="date" office:date-value="2022-02-27" calcext:value-type="date">
            <text:p>2022-02-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hirocc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8-07-26" calcext:value-type="date">
            <text:p>2008-07-26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28" calcext:value-type="date">
            <text:p>2022-02-2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enn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8-12-25" calcext:value-type="date">
            <text:p>2018-12-25</text:p>
          </table:table-cell>
          <table:table-cell office:value-type="string" calcext:value-type="string">
            <text:p>[hyperthyroidism, amputated limb, tooth patholog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2-28" calcext:value-type="date">
            <text:p>2022-02-2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alunk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[hyperthyroidism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3-03" calcext:value-type="date">
            <text:p>2022-03-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ise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4-08-01" calcext:value-type="date">
            <text:p>2014-08-01</text:p>
          </table:table-cell>
          <table:table-cell office:value-type="string" calcext:value-type="string">
            <text:p>[hyperthyroidism, FeLV, kidney disease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thi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3-06-09" calcext:value-type="date">
            <text:p>2013-06-09</text:p>
          </table:table-cell>
          <table:table-cell office:value-type="string" calcext:value-type="string">
            <text:p>[amputated limb, diabetes, tooth patholog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3-05" calcext:value-type="date">
            <text:p>2022-03-0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[deafness, diabetes, obesit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3-05" calcext:value-type="date">
            <text:p>2022-03-0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ff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7-08-20" calcext:value-type="date">
            <text:p>2007-08-20</text:p>
          </table:table-cell>
          <table:table-cell office:value-type="string" calcext:value-type="string">
            <text:p>[dog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3-11" calcext:value-type="date">
            <text:p>2022-03-1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eli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1-09-29" calcext:value-type="date">
            <text:p>2011-09-29</text:p>
          </table:table-cell>
          <table:table-cell office:value-type="string" calcext:value-type="string">
            <text:p>[feline heartworm, obesit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3-11" calcext:value-type="date">
            <text:p>2022-03-1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iffo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1-10-08" calcext:value-type="date">
            <text:p>2011-10-08</text:p>
          </table:table-cell>
          <table:table-cell office:value-type="string" calcext:value-type="string">
            <text:p>[Lyme disease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2-21" calcext:value-type="date">
            <text:p>2022-02-21</text:p>
          </table:table-cell>
          <table:table-cell table:style-name="ce1" office:value-type="date" office:date-value="2022-03-13" calcext:value-type="date">
            <text:p>2022-03-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[deafness, diabetes, obesit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3-05" calcext:value-type="date">
            <text:p>2022-03-05</text:p>
          </table:table-cell>
          <table:table-cell table:style-name="ce1" office:value-type="date" office:date-value="2022-03-13" calcext:value-type="date">
            <text:p>2022-03-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enn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8-12-25" calcext:value-type="date">
            <text:p>2018-12-25</text:p>
          </table:table-cell>
          <table:table-cell office:value-type="string" calcext:value-type="string">
            <text:p>[hyperthyroidism, amputated limb, diabetes, tooth patholog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2-28" calcext:value-type="date">
            <text:p>2022-02-2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osali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8-01-05" calcext:value-type="date">
            <text:p>2018-01-05</text:p>
          </table:table-cell>
          <table:table-cell office:value-type="string" calcext:value-type="string">
            <text:p>[amputated limb, blindness, diabete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3-15" calcext:value-type="date">
            <text:p>2022-03-1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ab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8-04-26" calcext:value-type="date">
            <text:p>2018-04-26</text:p>
          </table:table-cell>
          <table:table-cell office:value-type="string" calcext:value-type="string">
            <text:p>[cancer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3-15" calcext:value-type="date">
            <text:p>2022-03-1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elu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8-11-06" calcext:value-type="date">
            <text:p>2018-11-06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3-15" calcext:value-type="date">
            <text:p>2022-03-1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airl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7-05-22" calcext:value-type="date">
            <text:p>2007-05-22</text:p>
          </table:table-cell>
          <table:table-cell office:value-type="string" calcext:value-type="string">
            <text:p>[Lyme disease, diabete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3-15" calcext:value-type="date">
            <text:p>2022-03-1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mutj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07-09-16" calcext:value-type="date">
            <text:p>2007-09-16</text:p>
          </table:table-cell>
          <table:table-cell office:value-type="string" calcext:value-type="string">
            <text:p>[cancer, deafness, diabete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2-21" calcext:value-type="date">
            <text:p>2022-02-2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iri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4-02-20" calcext:value-type="date">
            <text:p>2014-02-20</text:p>
          </table:table-cell>
          <table:table-cell office:value-type="string" calcext:value-type="string">
            <text:p>[amputated limb, blindness, cyst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02" calcext:value-type="date">
            <text:p>2022-02-02</text:p>
          </table:table-cell>
          <table:table-cell table:style-name="ce1" office:value-type="date" office:date-value="2022-03-17" calcext:value-type="date">
            <text:p>2022-03-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lof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7-04-12" calcext:value-type="date">
            <text:p>2017-04-12</text:p>
          </table:table-cell>
          <table:table-cell office:value-type="string" calcext:value-type="string">
            <text:p>[cancer, deaf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2-03" calcext:value-type="date">
            <text:p>2022-02-03</text:p>
          </table:table-cell>
          <table:table-cell table:style-name="ce1" office:value-type="date" office:date-value="2022-03-17" calcext:value-type="date">
            <text:p>2022-03-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ugs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4-02-16" calcext:value-type="date">
            <text:p>2014-02-16</text:p>
          </table:table-cell>
          <table:table-cell office:value-type="string" calcext:value-type="string">
            <text:p>[feline heartworm, cancer, deaf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3-18" calcext:value-type="date">
            <text:p>2022-03-1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oltair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7-04-05" calcext:value-type="date">
            <text:p>2007-04-05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3-18" calcext:value-type="date">
            <text:p>2022-03-1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go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0-10-25" calcext:value-type="date">
            <text:p>2010-10-25</text:p>
          </table:table-cell>
          <table:table-cell office:value-type="string" calcext:value-type="string">
            <text:p>[feline heartworm, cystiti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3-18" calcext:value-type="date">
            <text:p>2022-03-1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urios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22-03-12" calcext:value-type="date">
            <text:p>2022-03-12</text:p>
          </table:table-cell>
          <table:table-cell office:value-type="string" calcext:value-type="string">
            <text:p>[deaf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3-18" calcext:value-type="date">
            <text:p>2022-03-1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ilma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9-06-23" calcext:value-type="date">
            <text:p>2009-06-23</text:p>
          </table:table-cell>
          <table:table-cell office:value-type="string" calcext:value-type="string">
            <text:p>[amputated limb, diabete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3-20" calcext:value-type="date">
            <text:p>2022-03-2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thi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3-06-09" calcext:value-type="date">
            <text:p>2013-06-09</text:p>
          </table:table-cell>
          <table:table-cell office:value-type="string" calcext:value-type="string">
            <text:p>[feline heartworm, amputated limb, diabetes, tooth patholog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3-05" calcext:value-type="date">
            <text:p>2022-03-0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5-03-24" calcext:value-type="date">
            <text:p>2015-03-24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3-22" calcext:value-type="date">
            <text:p>2022-03-2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ig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9-12-23" calcext:value-type="date">
            <text:p>2019-12-23</text:p>
          </table:table-cell>
          <table:table-cell office:value-type="string" calcext:value-type="string">
            <text:p>[hyperthyroidism, blind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3-22" calcext:value-type="date">
            <text:p>2022-03-2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eck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0-07-28" calcext:value-type="date">
            <text:p>2010-07-28</text:p>
          </table:table-cell>
          <table:table-cell office:value-type="string" calcext:value-type="string">
            <text:p>[arthritis, deafness, 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3-22" calcext:value-type="date">
            <text:p>2022-03-2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re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7-06-19" calcext:value-type="date">
            <text:p>2017-06-19</text:p>
          </table:table-cell>
          <table:table-cell office:value-type="string" calcext:value-type="string">
            <text:p>[hyperthyroidism, amputated limb, deafnes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3-23" calcext:value-type="date">
            <text:p>2022-03-2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hil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9-12-21" calcext:value-type="date">
            <text:p>2019-12-21</text:p>
          </table:table-cell>
          <table:table-cell office:value-type="string" calcext:value-type="string">
            <text:p>[deaf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3-23" calcext:value-type="date">
            <text:p>2022-03-2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ss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3-03-05" calcext:value-type="date">
            <text:p>2013-03-05</text:p>
          </table:table-cell>
          <table:table-cell office:value-type="string" calcext:value-type="string">
            <text:p>[arthr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3-23" calcext:value-type="date">
            <text:p>2022-03-2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xte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9-06-15" calcext:value-type="date">
            <text:p>2009-06-15</text:p>
          </table:table-cell>
          <table:table-cell office:value-type="string" calcext:value-type="string">
            <text:p>[arthritis, obesit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3-23" calcext:value-type="date">
            <text:p>2022-03-2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xte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9-06-15" calcext:value-type="date">
            <text:p>2009-06-15</text:p>
          </table:table-cell>
          <table:table-cell office:value-type="string" calcext:value-type="string">
            <text:p>[arthritis, obesit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3-23" calcext:value-type="date">
            <text:p>2022-03-23</text:p>
          </table:table-cell>
          <table:table-cell table:style-name="ce1" office:value-type="date" office:date-value="2022-03-23" calcext:value-type="date">
            <text:p>2022-03-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b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4-06-28" calcext:value-type="date">
            <text:p>2014-06-28</text:p>
          </table:table-cell>
          <table:table-cell office:value-type="string" calcext:value-type="string">
            <text:p>[FeLV, cyst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04" calcext:value-type="date">
            <text:p>2022-02-0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lonk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1-06-29" calcext:value-type="date">
            <text:p>2011-06-29</text:p>
          </table:table-cell>
          <table:table-cell office:value-type="string" calcext:value-type="string">
            <text:p>[deaf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2-21" calcext:value-type="date">
            <text:p>2022-02-2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ugs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4-02-16" calcext:value-type="date">
            <text:p>2014-02-16</text:p>
          </table:table-cell>
          <table:table-cell office:value-type="string" calcext:value-type="string">
            <text:p>[feline heartworm, amputated limb, cancer, deaf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3-18" calcext:value-type="date">
            <text:p>2022-03-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09-04-26" calcext:value-type="date">
            <text:p>2009-04-26</text:p>
          </table:table-cell>
          <table:table-cell office:value-type="string" calcext:value-type="string">
            <text:p>[blindness, kidney disease, cystiti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02" calcext:value-type="date">
            <text:p>2022-02-02</text:p>
          </table:table-cell>
          <table:table-cell table:style-name="ce1" office:value-type="date" office:date-value="2022-03-27" calcext:value-type="date">
            <text:p>2022-03-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5-05-03" calcext:value-type="date">
            <text:p>2015-05-03</text:p>
          </table:table-cell>
          <table:table-cell office:value-type="string" calcext:value-type="string">
            <text:p>[blindness, FeLV, tooth patholog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2-02" calcext:value-type="date">
            <text:p>2022-02-02</text:p>
          </table:table-cell>
          <table:table-cell table:style-name="ce1" office:value-type="date" office:date-value="2022-03-27" calcext:value-type="date">
            <text:p>2022-03-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airl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7-05-22" calcext:value-type="date">
            <text:p>2007-05-22</text:p>
          </table:table-cell>
          <table:table-cell office:value-type="string" calcext:value-type="string">
            <text:p>[Lyme disease, diabete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3-15" calcext:value-type="date">
            <text:p>2022-03-15</text:p>
          </table:table-cell>
          <table:table-cell table:style-name="ce1" office:value-type="date" office:date-value="2022-03-27" calcext:value-type="date">
            <text:p>2022-03-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ro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9-11-18" calcext:value-type="date">
            <text:p>2019-11-18</text:p>
          </table:table-cell>
          <table:table-cell office:value-type="string" calcext:value-type="string">
            <text:p>[FIV, feline heartworm, obesit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2-02" calcext:value-type="date">
            <text:p>2022-02-02</text:p>
          </table:table-cell>
          <table:table-cell table:style-name="ce1" office:value-type="date" office:date-value="2022-03-28" calcext:value-type="date">
            <text:p>2022-03-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ilma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9-06-23" calcext:value-type="date">
            <text:p>2009-06-23</text:p>
          </table:table-cell>
          <table:table-cell office:value-type="string" calcext:value-type="string">
            <text:p>[amputated limb, diabete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3-20" calcext:value-type="date">
            <text:p>2022-03-20</text:p>
          </table:table-cell>
          <table:table-cell table:style-name="ce1" office:value-type="date" office:date-value="2022-03-29" calcext:value-type="date">
            <text:p>2022-03-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ix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8-02-14" calcext:value-type="date">
            <text:p>2018-02-14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3-30" calcext:value-type="date">
            <text:p>2022-03-3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oppel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2-09-19" calcext:value-type="date">
            <text:p>2012-09-19</text:p>
          </table:table-cell>
          <table:table-cell office:value-type="string" calcext:value-type="string">
            <text:p>[amputated limb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3-30" calcext:value-type="date">
            <text:p>2022-03-3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ag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4-11-04" calcext:value-type="date">
            <text:p>2014-11-04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3-30" calcext:value-type="date">
            <text:p>2022-03-3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dd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8-11-04" calcext:value-type="date">
            <text:p>2018-11-04</text:p>
          </table:table-cell>
          <table:table-cell office:value-type="string" calcext:value-type="string">
            <text:p>[FeLV, kidney disease, cystiti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hirocc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8-07-26" calcext:value-type="date">
            <text:p>2008-07-26</text:p>
          </table:table-cell>
          <table:table-cell office:value-type="string" calcext:value-type="string">
            <text:p>[arthr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28" calcext:value-type="date">
            <text:p>2022-02-2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asba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21-02-20" calcext:value-type="date">
            <text:p>2021-02-20</text:p>
          </table:table-cell>
          <table:table-cell office:value-type="string" calcext:value-type="string">
            <text:p>[Lyme disease, blindness, dog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3-31" calcext:value-type="date">
            <text:p>2022-03-3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dd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8-11-04" calcext:value-type="date">
            <text:p>2018-11-04</text:p>
          </table:table-cell>
          <table:table-cell office:value-type="string" calcext:value-type="string">
            <text:p>[FeLV, kidney disease, cystiti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2-02" calcext:value-type="date">
            <text:p>2022-02-02</text:p>
          </table:table-cell>
          <table:table-cell table:style-name="ce1" office:value-type="date" office:date-value="2022-04-01" calcext:value-type="date">
            <text:p>2022-04-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ig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9-12-23" calcext:value-type="date">
            <text:p>2019-12-23</text:p>
          </table:table-cell>
          <table:table-cell office:value-type="string" calcext:value-type="string">
            <text:p>[hyperthyroidism, blind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3-22" calcext:value-type="date">
            <text:p>2022-03-22</text:p>
          </table:table-cell>
          <table:table-cell table:style-name="ce1" office:value-type="date" office:date-value="2022-04-01" calcext:value-type="date">
            <text:p>2022-04-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llab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7-05-04" calcext:value-type="date">
            <text:p>2017-05-04</text:p>
          </table:table-cell>
          <table:table-cell office:value-type="string" calcext:value-type="string">
            <text:p>[diabete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2-14" calcext:value-type="date">
            <text:p>2022-02-14</text:p>
          </table:table-cell>
          <table:table-cell table:style-name="ce1" office:value-type="date" office:date-value="2022-04-02" calcext:value-type="date">
            <text:p>2022-04-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ox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09-10-18" calcext:value-type="date">
            <text:p>2009-10-18</text:p>
          </table:table-cell>
          <table:table-cell office:value-type="string" calcext:value-type="string">
            <text:p>[diabete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4-04" calcext:value-type="date">
            <text:p>2022-04-0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marett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20-04-14" calcext:value-type="date">
            <text:p>2020-04-14</text:p>
          </table:table-cell>
          <table:table-cell office:value-type="string" calcext:value-type="string">
            <text:p>[cancer, obesity, dog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4-04" calcext:value-type="date">
            <text:p>2022-04-0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ajit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4-07-31" calcext:value-type="date">
            <text:p>2014-07-31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4-06" calcext:value-type="date">
            <text:p>2022-04-0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ock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9-07-21" calcext:value-type="date">
            <text:p>2009-07-21</text:p>
          </table:table-cell>
          <table:table-cell office:value-type="string" calcext:value-type="string">
            <text:p>[cystitis, diabete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4-06" calcext:value-type="date">
            <text:p>2022-04-0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b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4-06-28" calcext:value-type="date">
            <text:p>2014-06-28</text:p>
          </table:table-cell>
          <table:table-cell office:value-type="string" calcext:value-type="string">
            <text:p>[FeLV, cyst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04" calcext:value-type="date">
            <text:p>2022-02-04</text:p>
          </table:table-cell>
          <table:table-cell table:style-name="ce1" office:value-type="date" office:date-value="2022-04-06" calcext:value-type="date">
            <text:p>2022-04-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marett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20-04-14" calcext:value-type="date">
            <text:p>2020-04-14</text:p>
          </table:table-cell>
          <table:table-cell office:value-type="string" calcext:value-type="string">
            <text:p>[cancer, obesity, dog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4-04" calcext:value-type="date">
            <text:p>2022-04-04</text:p>
          </table:table-cell>
          <table:table-cell table:style-name="ce1" office:value-type="date" office:date-value="2022-04-07" calcext:value-type="date">
            <text:p>2022-04-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err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8-10-05" calcext:value-type="date">
            <text:p>2018-10-05</text:p>
          </table:table-cell>
          <table:table-cell office:value-type="string" calcext:value-type="string">
            <text:p>[arthritis, dog heartworm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2-26" calcext:value-type="date">
            <text:p>2022-02-26</text:p>
          </table:table-cell>
          <table:table-cell table:style-name="ce1" office:value-type="date" office:date-value="2022-04-08" calcext:value-type="date">
            <text:p>2022-04-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nnozenz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8-06-30" calcext:value-type="date">
            <text:p>2008-06-30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4-09" calcext:value-type="date">
            <text:p>2022-04-0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lkar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4-11-15" calcext:value-type="date">
            <text:p>2014-11-15</text:p>
          </table:table-cell>
          <table:table-cell office:value-type="string" calcext:value-type="string">
            <text:p>[feline heartworm, hyperthyroidism, obesit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4-18" calcext:value-type="date">
            <text:p>2022-04-1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ss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3-03-05" calcext:value-type="date">
            <text:p>2013-03-05</text:p>
          </table:table-cell>
          <table:table-cell office:value-type="string" calcext:value-type="string">
            <text:p>[arthr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3-23" calcext:value-type="date">
            <text:p>2022-03-23</text:p>
          </table:table-cell>
          <table:table-cell table:style-name="ce1" office:value-type="date" office:date-value="2022-04-19" calcext:value-type="date">
            <text:p>2022-04-1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Kaj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1-08-20" calcext:value-type="date">
            <text:p>2011-08-20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4-20" calcext:value-type="date">
            <text:p>2022-04-2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ruppi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6-12-06" calcext:value-type="date">
            <text:p>2016-12-06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4-20" calcext:value-type="date">
            <text:p>2022-04-2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nubull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8-03-07" calcext:value-type="date">
            <text:p>2008-03-07</text:p>
          </table:table-cell>
          <table:table-cell office:value-type="string" calcext:value-type="string">
            <text:p>[deafnes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4-20" calcext:value-type="date">
            <text:p>2022-04-2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apu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8-07-15" calcext:value-type="date">
            <text:p>2008-07-15</text:p>
          </table:table-cell>
          <table:table-cell office:value-type="string" calcext:value-type="string">
            <text:p>[cancer, deaf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4-20" calcext:value-type="date">
            <text:p>2022-04-2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oltair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7-04-05" calcext:value-type="date">
            <text:p>2007-04-05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4-20" calcext:value-type="date">
            <text:p>2022-04-2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lje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0-04-05" calcext:value-type="date">
            <text:p>2010-04-05</text:p>
          </table:table-cell>
          <table:table-cell office:value-type="string" calcext:value-type="string">
            <text:p>[Lyme disease, deaf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2-19" calcext:value-type="date">
            <text:p>2022-02-19</text:p>
          </table:table-cell>
          <table:table-cell table:style-name="ce1" office:value-type="date" office:date-value="2022-04-21" calcext:value-type="date">
            <text:p>2022-04-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[amputated limb, arthriti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4-23" calcext:value-type="date">
            <text:p>2022-04-2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rago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2-03-18" calcext:value-type="date">
            <text:p>2012-03-18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4-23" calcext:value-type="date">
            <text:p>2022-04-2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ir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7-12-28" calcext:value-type="date">
            <text:p>2017-12-28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4-23" calcext:value-type="date">
            <text:p>2022-04-2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ur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5-08-21" calcext:value-type="date">
            <text:p>2015-08-21</text:p>
          </table:table-cell>
          <table:table-cell office:value-type="string" calcext:value-type="string">
            <text:p>[hyperthyroidism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4-24" calcext:value-type="date">
            <text:p>2022-04-2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rik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[cancer, diabetes, dog heartworm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4-24" calcext:value-type="date">
            <text:p>2022-04-2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Yassi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6-12-09" calcext:value-type="date">
            <text:p>2016-12-09</text:p>
          </table:table-cell>
          <table:table-cell office:value-type="string" calcext:value-type="string">
            <text:p>[diabetes, obesity, dog heartworm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4-26" calcext:value-type="date">
            <text:p>2022-04-2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lkar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4-11-15" calcext:value-type="date">
            <text:p>2014-11-15</text:p>
          </table:table-cell>
          <table:table-cell office:value-type="string" calcext:value-type="string">
            <text:p>[feline heartworm, hyperthyroidism, obesit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4-18" calcext:value-type="date">
            <text:p>2022-04-18</text:p>
          </table:table-cell>
          <table:table-cell table:style-name="ce1" office:value-type="date" office:date-value="2022-04-27" calcext:value-type="date">
            <text:p>2022-04-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7-09-19" calcext:value-type="date">
            <text:p>2007-09-19</text:p>
          </table:table-cell>
          <table:table-cell office:value-type="string" calcext:value-type="string">
            <text:p>[cancer, deafness, obesit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4-28" calcext:value-type="date">
            <text:p>2022-04-2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gn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4-11-17" calcext:value-type="date">
            <text:p>2014-11-17</text:p>
          </table:table-cell>
          <table:table-cell office:value-type="string" calcext:value-type="string">
            <text:p>[feline heartworm, blindness, 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4-28" calcext:value-type="date">
            <text:p>2022-04-2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ikia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21-11-16" calcext:value-type="date">
            <text:p>2021-11-16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4-28" calcext:value-type="date">
            <text:p>2022-04-2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erapi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8-07-17" calcext:value-type="date">
            <text:p>2018-07-17</text:p>
          </table:table-cell>
          <table:table-cell office:value-type="string" calcext:value-type="string">
            <text:p>[hyperthyroidism, deaf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4-29" calcext:value-type="date">
            <text:p>2022-04-2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3-08-02" calcext:value-type="date">
            <text:p>2013-08-02</text:p>
          </table:table-cell>
          <table:table-cell office:value-type="string" calcext:value-type="string">
            <text:p>[blindness, diabetes, tooth patholog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4-29" calcext:value-type="date">
            <text:p>2022-04-2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swi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4-30" calcext:value-type="date">
            <text:p>2022-04-3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unn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07-12-11" calcext:value-type="date">
            <text:p>2007-12-11</text:p>
          </table:table-cell>
          <table:table-cell office:value-type="string" calcext:value-type="string">
            <text:p>[cancer, obesit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4-30" calcext:value-type="date">
            <text:p>2022-04-3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iuli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5-01-11" calcext:value-type="date">
            <text:p>2015-01-11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5-01" calcext:value-type="date">
            <text:p>2022-05-0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Yann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21-06-05" calcext:value-type="date">
            <text:p>2021-06-05</text:p>
          </table:table-cell>
          <table:table-cell office:value-type="string" calcext:value-type="string">
            <text:p>[blindness, tooth patholog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5-01" calcext:value-type="date">
            <text:p>2022-05-0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obb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6-04-27" calcext:value-type="date">
            <text:p>2016-04-27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5-02" calcext:value-type="date">
            <text:p>2022-05-0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Kitai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9-11-21" calcext:value-type="date">
            <text:p>2009-11-21</text:p>
          </table:table-cell>
          <table:table-cell office:value-type="string" calcext:value-type="string">
            <text:p>[Lyme disease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2" calcext:value-type="date">
            <text:p>2022-05-0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uigi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09-09-05" calcext:value-type="date">
            <text:p>2009-09-05</text:p>
          </table:table-cell>
          <table:table-cell office:value-type="string" calcext:value-type="string">
            <text:p>[amputated limb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5-02" calcext:value-type="date">
            <text:p>2022-05-0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uc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3-12-26" calcext:value-type="date">
            <text:p>2013-12-26</text:p>
          </table:table-cell>
          <table:table-cell office:value-type="string" calcext:value-type="string">
            <text:p>[feline heartworm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5-02" calcext:value-type="date">
            <text:p>2022-05-0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mutj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07-09-16" calcext:value-type="date">
            <text:p>2007-09-16</text:p>
          </table:table-cell>
          <table:table-cell office:value-type="string" calcext:value-type="string">
            <text:p>[Lyme disease, cancer, deafness, diabete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2-21" calcext:value-type="date">
            <text:p>2022-02-2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1-01-01" calcext:value-type="date">
            <text:p>2011-01-01</text:p>
          </table:table-cell>
          <table:table-cell office:value-type="string" calcext:value-type="string">
            <text:p>[FeLV, tooth patholog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2-23" calcext:value-type="date">
            <text:p>2022-02-23</text:p>
          </table:table-cell>
          <table:table-cell table:style-name="ce1" office:value-type="date" office:date-value="2022-05-04" calcext:value-type="date">
            <text:p>2022-05-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hirocc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8-07-26" calcext:value-type="date">
            <text:p>2008-07-26</text:p>
          </table:table-cell>
          <table:table-cell office:value-type="string" calcext:value-type="string">
            <text:p>[arthr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28" calcext:value-type="date">
            <text:p>2022-02-28</text:p>
          </table:table-cell>
          <table:table-cell table:style-name="ce1" office:value-type="date" office:date-value="2022-05-04" calcext:value-type="date">
            <text:p>2022-05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at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21-06-16" calcext:value-type="date">
            <text:p>2021-06-16</text:p>
          </table:table-cell>
          <table:table-cell office:value-type="string" calcext:value-type="string">
            <text:p>[hyperthyroidism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2-25" calcext:value-type="date">
            <text:p>2022-02-25</text:p>
          </table:table-cell>
          <table:table-cell table:style-name="ce1" office:value-type="date" office:date-value="2022-05-05" calcext:value-type="date">
            <text:p>2022-05-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ajit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4-07-31" calcext:value-type="date">
            <text:p>2014-07-31</text:p>
          </table:table-cell>
          <table:table-cell office:value-type="string" calcext:value-type="string">
            <text:p>[arthriti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4-06" calcext:value-type="date">
            <text:p>2022-04-0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rik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[cancer, diabetes, dog heartworm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4-24" calcext:value-type="date">
            <text:p>2022-04-24</text:p>
          </table:table-cell>
          <table:table-cell table:style-name="ce1" office:value-type="date" office:date-value="2022-05-07" calcext:value-type="date">
            <text:p>2022-05-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enz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5-04-28" calcext:value-type="date">
            <text:p>2015-04-28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8" calcext:value-type="date">
            <text:p>2022-05-0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star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09-02-18" calcext:value-type="date">
            <text:p>2009-02-18</text:p>
          </table:table-cell>
          <table:table-cell office:value-type="string" calcext:value-type="string">
            <text:p>[feline heartworm, obesit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8" calcext:value-type="date">
            <text:p>2022-05-0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ndrusch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7-05-28" calcext:value-type="date">
            <text:p>2017-05-28</text:p>
          </table:table-cell>
          <table:table-cell office:value-type="string" calcext:value-type="string">
            <text:p>[feline heartworm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5-08" calcext:value-type="date">
            <text:p>2022-05-0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arik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9-03-12" calcext:value-type="date">
            <text:p>2009-03-12</text:p>
          </table:table-cell>
          <table:table-cell office:value-type="string" calcext:value-type="string">
            <text:p>[cyst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8" calcext:value-type="date">
            <text:p>2022-05-0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lim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09-03-27" calcext:value-type="date">
            <text:p>2009-03-27</text:p>
          </table:table-cell>
          <table:table-cell office:value-type="string" calcext:value-type="string">
            <text:p>[tooth patholog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9" calcext:value-type="date">
            <text:p>2022-05-0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rumme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22-02-12" calcext:value-type="date">
            <text:p>2022-02-12</text:p>
          </table:table-cell>
          <table:table-cell office:value-type="string" calcext:value-type="string">
            <text:p>[kidney disease, obesit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9" calcext:value-type="date">
            <text:p>2022-05-0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mpul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0-07-21" calcext:value-type="date">
            <text:p>2010-07-21</text:p>
          </table:table-cell>
          <table:table-cell office:value-type="string" calcext:value-type="string">
            <text:p>[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5-09" calcext:value-type="date">
            <text:p>2022-05-0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ijör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21-04-28" calcext:value-type="date">
            <text:p>2021-04-28</text:p>
          </table:table-cell>
          <table:table-cell office:value-type="string" calcext:value-type="string">
            <text:p>[amputated limb, cyst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9" calcext:value-type="date">
            <text:p>2022-05-0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ts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7-01-13" calcext:value-type="date">
            <text:p>2017-01-13</text:p>
          </table:table-cell>
          <table:table-cell office:value-type="string" calcext:value-type="string">
            <text:p>[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2-19" calcext:value-type="date">
            <text:p>2022-02-19</text:p>
          </table:table-cell>
          <table:table-cell table:style-name="ce1" office:value-type="date" office:date-value="2022-05-09" calcext:value-type="date">
            <text:p>2022-05-0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Kitai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9-11-21" calcext:value-type="date">
            <text:p>2009-11-21</text:p>
          </table:table-cell>
          <table:table-cell office:value-type="string" calcext:value-type="string">
            <text:p>[Lyme disease, amputated limb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2" calcext:value-type="date">
            <text:p>2022-05-0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rumme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22-02-12" calcext:value-type="date">
            <text:p>2022-02-12</text:p>
          </table:table-cell>
          <table:table-cell office:value-type="string" calcext:value-type="string">
            <text:p>[kidney disease, obesit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9" calcext:value-type="date">
            <text:p>2022-05-09</text:p>
          </table:table-cell>
          <table:table-cell table:style-name="ce1" office:value-type="date" office:date-value="2022-05-10" calcext:value-type="date">
            <text:p>2022-05-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ijör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21-04-28" calcext:value-type="date">
            <text:p>2021-04-28</text:p>
          </table:table-cell>
          <table:table-cell office:value-type="string" calcext:value-type="string">
            <text:p>[amputated limb, cyst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9" calcext:value-type="date">
            <text:p>2022-05-09</text:p>
          </table:table-cell>
          <table:table-cell table:style-name="ce1" office:value-type="date" office:date-value="2022-05-10" calcext:value-type="date">
            <text:p>2022-05-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um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6-04-04" calcext:value-type="date">
            <text:p>2016-04-04</text:p>
          </table:table-cell>
          <table:table-cell office:value-type="string" calcext:value-type="string">
            <text:p>[arthritis, dog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11" calcext:value-type="date">
            <text:p>2022-05-1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schib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8-10-17" calcext:value-type="date">
            <text:p>2018-10-17</text:p>
          </table:table-cell>
          <table:table-cell office:value-type="string" calcext:value-type="string">
            <text:p>[arthritis, dog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5-12" calcext:value-type="date">
            <text:p>2022-05-1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3-08-02" calcext:value-type="date">
            <text:p>2013-08-02</text:p>
          </table:table-cell>
          <table:table-cell office:value-type="string" calcext:value-type="string">
            <text:p>[blindness, deafness, diabetes, tooth patholog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4-29" calcext:value-type="date">
            <text:p>2022-04-2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schib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8-10-17" calcext:value-type="date">
            <text:p>2018-10-17</text:p>
          </table:table-cell>
          <table:table-cell office:value-type="string" calcext:value-type="string">
            <text:p>[arthritis, dog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5-12" calcext:value-type="date">
            <text:p>2022-05-12</text:p>
          </table:table-cell>
          <table:table-cell table:style-name="ce1" office:value-type="date" office:date-value="2022-05-12" calcext:value-type="date">
            <text:p>2022-05-1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or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8-12-10" calcext:value-type="date">
            <text:p>2018-12-10</text:p>
          </table:table-cell>
          <table:table-cell office:value-type="string" calcext:value-type="string">
            <text:p>[hyperthyroidism, FeLV, diabete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13" calcext:value-type="date">
            <text:p>2022-05-1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oondanc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9-05-27" calcext:value-type="date">
            <text:p>2019-05-27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5-14" calcext:value-type="date">
            <text:p>2022-05-1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bbi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1-08-03" calcext:value-type="date">
            <text:p>2011-08-03</text:p>
          </table:table-cell>
          <table:table-cell office:value-type="string" calcext:value-type="string">
            <text:p>[obesit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5-14" calcext:value-type="date">
            <text:p>2022-05-1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mpul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0-07-21" calcext:value-type="date">
            <text:p>2010-07-21</text:p>
          </table:table-cell>
          <table:table-cell office:value-type="string" calcext:value-type="string">
            <text:p>[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5-09" calcext:value-type="date">
            <text:p>2022-05-09</text:p>
          </table:table-cell>
          <table:table-cell table:style-name="ce1" office:value-type="date" office:date-value="2022-05-14" calcext:value-type="date">
            <text:p>2022-05-1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orgeou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1-06-14" calcext:value-type="date">
            <text:p>2011-06-14</text:p>
          </table:table-cell>
          <table:table-cell office:value-type="string" calcext:value-type="string">
            <text:p>[FeLV, kidney disease, cystiti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5-16" calcext:value-type="date">
            <text:p>2022-05-1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Umi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7-04-04" calcext:value-type="date">
            <text:p>2017-04-04</text:p>
          </table:table-cell>
          <table:table-cell office:value-type="string" calcext:value-type="string">
            <text:p>[blindness, diabetes, dog heartworm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5-16" calcext:value-type="date">
            <text:p>2022-05-1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6-03-28" calcext:value-type="date">
            <text:p>2016-03-28</text:p>
          </table:table-cell>
          <table:table-cell office:value-type="string" calcext:value-type="string">
            <text:p>[kidney disease, cancer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17" calcext:value-type="date">
            <text:p>2022-05-1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erapi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8-07-17" calcext:value-type="date">
            <text:p>2018-07-17</text:p>
          </table:table-cell>
          <table:table-cell office:value-type="string" calcext:value-type="string">
            <text:p>[hyperthyroidism, kidney disease, deaf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4-29" calcext:value-type="date">
            <text:p>2022-04-2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ff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7-08-20" calcext:value-type="date">
            <text:p>2007-08-20</text:p>
          </table:table-cell>
          <table:table-cell office:value-type="string" calcext:value-type="string">
            <text:p>[amputated limb, dog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3-11" calcext:value-type="date">
            <text:p>2022-03-1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Kitai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9-11-21" calcext:value-type="date">
            <text:p>2009-11-21</text:p>
          </table:table-cell>
          <table:table-cell office:value-type="string" calcext:value-type="string">
            <text:p>[Lyme disease, amputated limb, diabete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2" calcext:value-type="date">
            <text:p>2022-05-0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ugnos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9-07-02" calcext:value-type="date">
            <text:p>2019-07-02</text:p>
          </table:table-cell>
          <table:table-cell office:value-type="string" calcext:value-type="string">
            <text:p>[kidney disease, cystitis, obesit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5-21" calcext:value-type="date">
            <text:p>2022-05-2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ramp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7-07-08" calcext:value-type="date">
            <text:p>2007-07-08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5-21" calcext:value-type="date">
            <text:p>2022-05-2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nkaj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7-01-30" calcext:value-type="date">
            <text:p>2017-01-30</text:p>
          </table:table-cell>
          <table:table-cell office:value-type="string" calcext:value-type="string">
            <text:p>[diabete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5-21" calcext:value-type="date">
            <text:p>2022-05-2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ikia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21-11-16" calcext:value-type="date">
            <text:p>2021-11-16</text:p>
          </table:table-cell>
          <table:table-cell office:value-type="string" calcext:value-type="string">
            <text:p>[deafnes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4-28" calcext:value-type="date">
            <text:p>2022-04-2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[amputated limb, arthritis, obesit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4-23" calcext:value-type="date">
            <text:p>2022-04-2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6-03-28" calcext:value-type="date">
            <text:p>2016-03-28</text:p>
          </table:table-cell>
          <table:table-cell office:value-type="string" calcext:value-type="string">
            <text:p>[kidney disease, cancer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17" calcext:value-type="date">
            <text:p>2022-05-17</text:p>
          </table:table-cell>
          <table:table-cell table:style-name="ce1" office:value-type="date" office:date-value="2022-05-26" calcext:value-type="date">
            <text:p>2022-05-2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winn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4-06-13" calcext:value-type="date">
            <text:p>2014-06-13</text:p>
          </table:table-cell>
          <table:table-cell office:value-type="string" calcext:value-type="string">
            <text:p>[amputated limb, deafness, diabete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5-27" calcext:value-type="date">
            <text:p>2022-05-2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inj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5-07-22" calcext:value-type="date">
            <text:p>2015-07-22</text:p>
          </table:table-cell>
          <table:table-cell office:value-type="string" calcext:value-type="string">
            <text:p>[Lyme disease, cancer, obesit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27" calcext:value-type="date">
            <text:p>2022-05-2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ann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3-04-08" calcext:value-type="date">
            <text:p>2013-04-08</text:p>
          </table:table-cell>
          <table:table-cell office:value-type="string" calcext:value-type="string">
            <text:p>[Lyme disease, deafnes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27" calcext:value-type="date">
            <text:p>2022-05-2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7-09-19" calcext:value-type="date">
            <text:p>2007-09-19</text:p>
          </table:table-cell>
          <table:table-cell office:value-type="string" calcext:value-type="string">
            <text:p>[cancer, deafness, obesit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4-28" calcext:value-type="date">
            <text:p>2022-04-28</text:p>
          </table:table-cell>
          <table:table-cell table:style-name="ce1" office:value-type="date" office:date-value="2022-05-27" calcext:value-type="date">
            <text:p>2022-05-2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Kitai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9-11-21" calcext:value-type="date">
            <text:p>2009-11-21</text:p>
          </table:table-cell>
          <table:table-cell office:value-type="string" calcext:value-type="string">
            <text:p>[Lyme disease, amputated limb, diabete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2" calcext:value-type="date">
            <text:p>2022-05-02</text:p>
          </table:table-cell>
          <table:table-cell table:style-name="ce1" office:value-type="date" office:date-value="2022-05-27" calcext:value-type="date">
            <text:p>2022-05-2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chnook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7-12-16" calcext:value-type="date">
            <text:p>2007-12-16</text:p>
          </table:table-cell>
          <table:table-cell office:value-type="string" calcext:value-type="string">
            <text:p>[Lyme disease, arthriti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5-28" calcext:value-type="date">
            <text:p>2022-05-2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arik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9-03-12" calcext:value-type="date">
            <text:p>2009-03-12</text:p>
          </table:table-cell>
          <table:table-cell office:value-type="string" calcext:value-type="string">
            <text:p>[cyst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8" calcext:value-type="date">
            <text:p>2022-05-08</text:p>
          </table:table-cell>
          <table:table-cell table:style-name="ce1" office:value-type="date" office:date-value="2022-05-28" calcext:value-type="date">
            <text:p>2022-05-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hil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9-12-21" calcext:value-type="date">
            <text:p>2019-12-21</text:p>
          </table:table-cell>
          <table:table-cell office:value-type="string" calcext:value-type="string">
            <text:p>[deaf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3-23" calcext:value-type="date">
            <text:p>2022-03-23</text:p>
          </table:table-cell>
          <table:table-cell table:style-name="ce1" office:value-type="date" office:date-value="2022-05-29" calcext:value-type="date">
            <text:p>2022-05-2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erapi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8-07-17" calcext:value-type="date">
            <text:p>2018-07-17</text:p>
          </table:table-cell>
          <table:table-cell office:value-type="string" calcext:value-type="string">
            <text:p>[hyperthyroidism, kidney disease, deaf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4-29" calcext:value-type="date">
            <text:p>2022-04-29</text:p>
          </table:table-cell>
          <table:table-cell table:style-name="ce1" office:value-type="date" office:date-value="2022-05-29" calcext:value-type="date">
            <text:p>2022-05-2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or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8-12-10" calcext:value-type="date">
            <text:p>2018-12-10</text:p>
          </table:table-cell>
          <table:table-cell office:value-type="string" calcext:value-type="string">
            <text:p>[hyperthyroidism, FeLV, diabete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13" calcext:value-type="date">
            <text:p>2022-05-13</text:p>
          </table:table-cell>
          <table:table-cell table:style-name="ce1" office:value-type="date" office:date-value="2022-05-29" calcext:value-type="date">
            <text:p>2022-05-2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nkaj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7-01-30" calcext:value-type="date">
            <text:p>2017-01-30</text:p>
          </table:table-cell>
          <table:table-cell office:value-type="string" calcext:value-type="string">
            <text:p>[Lyme disease, diabete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5-21" calcext:value-type="date">
            <text:p>2022-05-2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anzelo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1-03-09" calcext:value-type="date">
            <text:p>2011-03-09</text:p>
          </table:table-cell>
          <table:table-cell office:value-type="string" calcext:value-type="string">
            <text:p>[FeLV, tooth patholog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5-30" calcext:value-type="date">
            <text:p>2022-05-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nic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21-05-08" calcext:value-type="date">
            <text:p>2021-05-08</text:p>
          </table:table-cell>
          <table:table-cell office:value-type="string" calcext:value-type="string">
            <text:p>[cancer, deafnes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2-25" calcext:value-type="date">
            <text:p>2022-02-25</text:p>
          </table:table-cell>
          <table:table-cell table:style-name="ce1" office:value-type="date" office:date-value="2022-05-31" calcext:value-type="date">
            <text:p>2022-05-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ajit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4-07-31" calcext:value-type="date">
            <text:p>2014-07-31</text:p>
          </table:table-cell>
          <table:table-cell office:value-type="string" calcext:value-type="string">
            <text:p>[arthritis, deaf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4-06" calcext:value-type="date">
            <text:p>2022-04-0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lm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0-01-16" calcext:value-type="date">
            <text:p>2010-01-16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6-01" calcext:value-type="date">
            <text:p>2022-06-0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Neelth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5-03-06" calcext:value-type="date">
            <text:p>2015-03-06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6-01" calcext:value-type="date">
            <text:p>2022-06-0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ind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7-03-07" calcext:value-type="date">
            <text:p>2017-03-07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6-01" calcext:value-type="date">
            <text:p>2022-06-0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eli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1-09-29" calcext:value-type="date">
            <text:p>2011-09-29</text:p>
          </table:table-cell>
          <table:table-cell office:value-type="string" calcext:value-type="string">
            <text:p>[feline heartworm, obesit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3-11" calcext:value-type="date">
            <text:p>2022-03-11</text:p>
          </table:table-cell>
          <table:table-cell table:style-name="ce1" office:value-type="date" office:date-value="2022-06-01" calcext:value-type="date">
            <text:p>2022-06-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hibal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1-04-14" calcext:value-type="date">
            <text:p>2011-04-14</text:p>
          </table:table-cell>
          <table:table-cell office:value-type="string" calcext:value-type="string">
            <text:p>[cancer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6-04" calcext:value-type="date">
            <text:p>2022-06-0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Zir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8-07-26" calcext:value-type="date">
            <text:p>2018-07-26</text:p>
          </table:table-cell>
          <table:table-cell office:value-type="string" calcext:value-type="string">
            <text:p>[blindness, deafness, tooth patholog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6-04" calcext:value-type="date">
            <text:p>2022-06-04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Jaski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6-07-01" calcext:value-type="date">
            <text:p>2016-07-01</text:p>
          </table:table-cell>
          <table:table-cell office:value-type="string" calcext:value-type="string">
            <text:p>[feline heartworm, amputated limb, FeLV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6-04" calcext:value-type="date">
            <text:p>2022-06-0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ojak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[cystitis, tooth patholog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6-04" calcext:value-type="date">
            <text:p>2022-06-0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lonk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1-06-29" calcext:value-type="date">
            <text:p>2011-06-29</text:p>
          </table:table-cell>
          <table:table-cell office:value-type="string" calcext:value-type="string">
            <text:p>[deaf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2-21" calcext:value-type="date">
            <text:p>2022-02-21</text:p>
          </table:table-cell>
          <table:table-cell table:style-name="ce1" office:value-type="date" office:date-value="2022-06-04" calcext:value-type="date">
            <text:p>2022-06-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roll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08-02-18" calcext:value-type="date">
            <text:p>2008-02-18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6-06" calcext:value-type="date">
            <text:p>2022-06-0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unn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07-12-11" calcext:value-type="date">
            <text:p>2007-12-11</text:p>
          </table:table-cell>
          <table:table-cell office:value-type="string" calcext:value-type="string">
            <text:p>[cancer, obesit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4-30" calcext:value-type="date">
            <text:p>2022-04-30</text:p>
          </table:table-cell>
          <table:table-cell table:style-name="ce1" office:value-type="date" office:date-value="2022-06-08" calcext:value-type="date">
            <text:p>2022-06-0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Zink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0-11-10" calcext:value-type="date">
            <text:p>2010-11-10</text:p>
          </table:table-cell>
          <table:table-cell office:value-type="string" calcext:value-type="string">
            <text:p>[blind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6-09" calcext:value-type="date">
            <text:p>2022-06-09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orgeou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1-06-14" calcext:value-type="date">
            <text:p>2011-06-14</text:p>
          </table:table-cell>
          <table:table-cell office:value-type="string" calcext:value-type="string">
            <text:p>[FeLV, kidney disease, cystiti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5-16" calcext:value-type="date">
            <text:p>2022-05-16</text:p>
          </table:table-cell>
          <table:table-cell table:style-name="ce1" office:value-type="date" office:date-value="2022-06-09" calcext:value-type="date">
            <text:p>2022-06-0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astawa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09-10-29" calcext:value-type="date">
            <text:p>2009-10-29</text:p>
          </table:table-cell>
          <table:table-cell office:value-type="string" calcext:value-type="string">
            <text:p>[deafnes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6-11" calcext:value-type="date">
            <text:p>2022-06-1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ag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4-11-04" calcext:value-type="date">
            <text:p>2014-11-04</text:p>
          </table:table-cell>
          <table:table-cell office:value-type="string" calcext:value-type="string">
            <text:p>[diabete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3-30" calcext:value-type="date">
            <text:p>2022-03-3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0-06-27" calcext:value-type="date">
            <text:p>2010-06-27</text:p>
          </table:table-cell>
          <table:table-cell office:value-type="string" calcext:value-type="string">
            <text:p>[deafnes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2-19" calcext:value-type="date">
            <text:p>2022-02-19</text:p>
          </table:table-cell>
          <table:table-cell table:style-name="ce1" office:value-type="date" office:date-value="2022-06-12" calcext:value-type="date">
            <text:p>2022-06-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0-06-27" calcext:value-type="date">
            <text:p>2010-06-27</text:p>
          </table:table-cell>
          <table:table-cell office:value-type="string" calcext:value-type="string">
            <text:p>[blindness, deafnes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2-19" calcext:value-type="date">
            <text:p>2022-02-19</text:p>
          </table:table-cell>
          <table:table-cell table:style-name="ce1" office:value-type="date" office:date-value="2022-06-12" calcext:value-type="date">
            <text:p>2022-06-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Yassi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6-12-09" calcext:value-type="date">
            <text:p>2016-12-09</text:p>
          </table:table-cell>
          <table:table-cell office:value-type="string" calcext:value-type="string">
            <text:p>[diabetes, obesity, dog heartworm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4-26" calcext:value-type="date">
            <text:p>2022-04-26</text:p>
          </table:table-cell>
          <table:table-cell table:style-name="ce1" office:value-type="date" office:date-value="2022-06-12" calcext:value-type="date">
            <text:p>2022-06-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lim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09-03-27" calcext:value-type="date">
            <text:p>2009-03-27</text:p>
          </table:table-cell>
          <table:table-cell office:value-type="string" calcext:value-type="string">
            <text:p>[FeLV, tooth patholog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9" calcext:value-type="date">
            <text:p>2022-05-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hin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8-09-27" calcext:value-type="date">
            <text:p>2018-09-27</text:p>
          </table:table-cell>
          <table:table-cell office:value-type="string" calcext:value-type="string">
            <text:p>[cystiti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2-02" calcext:value-type="date">
            <text:p>2022-02-02</text:p>
          </table:table-cell>
          <table:table-cell table:style-name="ce1" office:value-type="date" office:date-value="2022-06-13" calcext:value-type="date">
            <text:p>2022-06-1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la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4-11-08" calcext:value-type="date">
            <text:p>2014-11-08</text:p>
          </table:table-cell>
          <table:table-cell office:value-type="string" calcext:value-type="string">
            <text:p>[cancer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6-15" calcext:value-type="date">
            <text:p>2022-06-1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alk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07-08-15" calcext:value-type="date">
            <text:p>2007-08-15</text:p>
          </table:table-cell>
          <table:table-cell office:value-type="string" calcext:value-type="string">
            <text:p>[diabetes, tooth patholog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6-15" calcext:value-type="date">
            <text:p>2022-06-1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ao-M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7-12-06" calcext:value-type="date">
            <text:p>2017-12-06</text:p>
          </table:table-cell>
          <table:table-cell office:value-type="string" calcext:value-type="string">
            <text:p>[cystiti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6-15" calcext:value-type="date">
            <text:p>2022-06-1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heck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8-11-18" calcext:value-type="date">
            <text:p>2018-11-18</text:p>
          </table:table-cell>
          <table:table-cell office:value-type="string" calcext:value-type="string">
            <text:p>[cancer, obesit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6-15" calcext:value-type="date">
            <text:p>2022-06-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u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1-09-25" calcext:value-type="date">
            <text:p>2011-09-25</text:p>
          </table:table-cell>
          <table:table-cell office:value-type="string" calcext:value-type="string">
            <text:p>[cystiti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2-02" calcext:value-type="date">
            <text:p>2022-02-0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ato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6-17" calcext:value-type="date">
            <text:p>2022-06-1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go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0-10-25" calcext:value-type="date">
            <text:p>2010-10-25</text:p>
          </table:table-cell>
          <table:table-cell office:value-type="string" calcext:value-type="string">
            <text:p>[feline heartworm, cystiti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3-18" calcext:value-type="date">
            <text:p>2022-03-18</text:p>
          </table:table-cell>
          <table:table-cell table:style-name="ce1" office:value-type="date" office:date-value="2022-06-17" calcext:value-type="date">
            <text:p>2022-06-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Vest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21-03-07" calcext:value-type="date">
            <text:p>2021-03-07</text:p>
          </table:table-cell>
          <table:table-cell office:value-type="string" calcext:value-type="string">
            <text:p>[amputated limb, deaf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6-19" calcext:value-type="date">
            <text:p>2022-06-1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uc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3-12-26" calcext:value-type="date">
            <text:p>2013-12-26</text:p>
          </table:table-cell>
          <table:table-cell office:value-type="string" calcext:value-type="string">
            <text:p>[feline heartworm, FIV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5-02" calcext:value-type="date">
            <text:p>2022-05-0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ass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20-02-18" calcext:value-type="date">
            <text:p>2020-02-18</text:p>
          </table:table-cell>
          <table:table-cell office:value-type="string" calcext:value-type="string">
            <text:p>[blindness, diabete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6-20" calcext:value-type="date">
            <text:p>2022-06-2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Vipe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0-12-10" calcext:value-type="date">
            <text:p>2010-12-10</text:p>
          </table:table-cell>
          <table:table-cell office:value-type="string" calcext:value-type="string">
            <text:p>[cancer, obesity, dog heartworm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6-20" calcext:value-type="date">
            <text:p>2022-06-2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hari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0-07-28" calcext:value-type="date">
            <text:p>2010-07-28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6-20" calcext:value-type="date">
            <text:p>2022-06-2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Bor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9-02-01" calcext:value-type="date">
            <text:p>2009-02-01</text:p>
          </table:table-cell>
          <table:table-cell office:value-type="string" calcext:value-type="string">
            <text:p>[arthritis, deafness, diabete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6-20" calcext:value-type="date">
            <text:p>2022-06-2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ump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2-08-18" calcext:value-type="date">
            <text:p>2012-08-18</text:p>
          </table:table-cell>
          <table:table-cell office:value-type="string" calcext:value-type="string">
            <text:p>[blindness, cancer, deafness, obesity, dog heartworm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2-14" calcext:value-type="date">
            <text:p>2022-02-1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lim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09-03-27" calcext:value-type="date">
            <text:p>2009-03-27</text:p>
          </table:table-cell>
          <table:table-cell office:value-type="string" calcext:value-type="string">
            <text:p>[FeLV, tooth patholog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9" calcext:value-type="date">
            <text:p>2022-05-09</text:p>
          </table:table-cell>
          <table:table-cell table:style-name="ce1" office:value-type="date" office:date-value="2022-06-20" calcext:value-type="date">
            <text:p>2022-06-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chnook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7-12-16" calcext:value-type="date">
            <text:p>2007-12-16</text:p>
          </table:table-cell>
          <table:table-cell office:value-type="string" calcext:value-type="string">
            <text:p>[Lyme disease, arthriti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5-28" calcext:value-type="date">
            <text:p>2022-05-28</text:p>
          </table:table-cell>
          <table:table-cell table:style-name="ce1" office:value-type="date" office:date-value="2022-06-20" calcext:value-type="date">
            <text:p>2022-06-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ur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5-08-21" calcext:value-type="date">
            <text:p>2015-08-21</text:p>
          </table:table-cell>
          <table:table-cell office:value-type="string" calcext:value-type="string">
            <text:p>[hyperthyroidism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4-24" calcext:value-type="date">
            <text:p>2022-04-24</text:p>
          </table:table-cell>
          <table:table-cell table:style-name="ce1" office:value-type="date" office:date-value="2022-06-22" calcext:value-type="date">
            <text:p>2022-06-2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Neelth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5-03-06" calcext:value-type="date">
            <text:p>2015-03-06</text:p>
          </table:table-cell>
          <table:table-cell office:value-type="string" calcext:value-type="string">
            <text:p>[tooth patholog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6-01" calcext:value-type="date">
            <text:p>2022-06-0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Vest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21-03-07" calcext:value-type="date">
            <text:p>2021-03-07</text:p>
          </table:table-cell>
          <table:table-cell office:value-type="string" calcext:value-type="string">
            <text:p>[amputated limb, deaf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6-19" calcext:value-type="date">
            <text:p>2022-06-19</text:p>
          </table:table-cell>
          <table:table-cell table:style-name="ce1" office:value-type="date" office:date-value="2022-06-23" calcext:value-type="date">
            <text:p>2022-06-2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Bor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9-02-01" calcext:value-type="date">
            <text:p>2009-02-01</text:p>
          </table:table-cell>
          <table:table-cell office:value-type="string" calcext:value-type="string">
            <text:p>[arthritis, deafness, diabete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6-20" calcext:value-type="date">
            <text:p>2022-06-20</text:p>
          </table:table-cell>
          <table:table-cell table:style-name="ce1" office:value-type="date" office:date-value="2022-06-24" calcext:value-type="date">
            <text:p>2022-06-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ock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9-07-21" calcext:value-type="date">
            <text:p>2009-07-21</text:p>
          </table:table-cell>
          <table:table-cell office:value-type="string" calcext:value-type="string">
            <text:p>[cystitis, diabete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4-06" calcext:value-type="date">
            <text:p>2022-04-06</text:p>
          </table:table-cell>
          <table:table-cell table:style-name="ce1" office:value-type="date" office:date-value="2022-06-25" calcext:value-type="date">
            <text:p>2022-06-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leopatr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[cystitis, deafnes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2-05" calcext:value-type="date">
            <text:p>2022-02-0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enn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8-12-25" calcext:value-type="date">
            <text:p>2018-12-25</text:p>
          </table:table-cell>
          <table:table-cell office:value-type="string" calcext:value-type="string">
            <text:p>[hyperthyroidism, amputated limb, diabetes, tooth patholog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6-28" calcext:value-type="date">
            <text:p>2022-06-2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urios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22-03-12" calcext:value-type="date">
            <text:p>2022-03-12</text:p>
          </table:table-cell>
          <table:table-cell office:value-type="string" calcext:value-type="string">
            <text:p>[deaf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6-28" calcext:value-type="date">
            <text:p>2022-06-2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uc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3-12-26" calcext:value-type="date">
            <text:p>2013-12-26</text:p>
          </table:table-cell>
          <table:table-cell office:value-type="string" calcext:value-type="string">
            <text:p>[feline heartworm, FIV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5-02" calcext:value-type="date">
            <text:p>2022-05-02</text:p>
          </table:table-cell>
          <table:table-cell table:style-name="ce1" office:value-type="date" office:date-value="2022-06-28" calcext:value-type="date">
            <text:p>2022-06-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star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09-02-18" calcext:value-type="date">
            <text:p>2009-02-18</text:p>
          </table:table-cell>
          <table:table-cell office:value-type="string" calcext:value-type="string">
            <text:p>[feline heartworm, obesit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8" calcext:value-type="date">
            <text:p>2022-05-08</text:p>
          </table:table-cell>
          <table:table-cell table:style-name="ce1" office:value-type="date" office:date-value="2022-07-01" calcext:value-type="date">
            <text:p>2022-07-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Ondin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1-05-20" calcext:value-type="date">
            <text:p>2011-05-20</text:p>
          </table:table-cell>
          <table:table-cell office:value-type="string" calcext:value-type="string">
            <text:p>[dog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7-03" calcext:value-type="date">
            <text:p>2022-07-0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eeb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22-05-16" calcext:value-type="date">
            <text:p>2022-05-16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7-03" calcext:value-type="date">
            <text:p>2022-07-03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Yson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8-09-25" calcext:value-type="date">
            <text:p>2018-09-25</text:p>
          </table:table-cell>
          <table:table-cell office:value-type="string" calcext:value-type="string">
            <text:p>[amputated limb, arthritis, dog heartworm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7-04" calcext:value-type="date">
            <text:p>2022-07-0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6-07-28" calcext:value-type="date">
            <text:p>2016-07-28</text:p>
          </table:table-cell>
          <table:table-cell office:value-type="string" calcext:value-type="string">
            <text:p>[blind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7-04" calcext:value-type="date">
            <text:p>2022-07-04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il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3-04-22" calcext:value-type="date">
            <text:p>2013-04-22</text:p>
          </table:table-cell>
          <table:table-cell office:value-type="string" calcext:value-type="string">
            <text:p>[cancer, diabetes, tooth patholog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7-04" calcext:value-type="date">
            <text:p>2022-07-0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u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7-12-26" calcext:value-type="date">
            <text:p>2007-12-26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7-04" calcext:value-type="date">
            <text:p>2022-07-0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4-11-27" calcext:value-type="date">
            <text:p>2014-11-27</text:p>
          </table:table-cell>
          <table:table-cell office:value-type="string" calcext:value-type="string">
            <text:p>[amputated limb, cystiti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7-05" calcext:value-type="date">
            <text:p>2022-07-0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ag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4-11-04" calcext:value-type="date">
            <text:p>2014-11-04</text:p>
          </table:table-cell>
          <table:table-cell office:value-type="string" calcext:value-type="string">
            <text:p>[arthritis, diabete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3-30" calcext:value-type="date">
            <text:p>2022-03-3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asba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21-02-20" calcext:value-type="date">
            <text:p>2021-02-20</text:p>
          </table:table-cell>
          <table:table-cell office:value-type="string" calcext:value-type="string">
            <text:p>[Lyme disease, blindness, dog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3-31" calcext:value-type="date">
            <text:p>2022-03-31</text:p>
          </table:table-cell>
          <table:table-cell table:style-name="ce1" office:value-type="date" office:date-value="2022-07-05" calcext:value-type="date">
            <text:p>2022-07-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gn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4-11-17" calcext:value-type="date">
            <text:p>2014-11-17</text:p>
          </table:table-cell>
          <table:table-cell office:value-type="string" calcext:value-type="string">
            <text:p>[feline heartworm, blindness, 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4-28" calcext:value-type="date">
            <text:p>2022-04-28</text:p>
          </table:table-cell>
          <table:table-cell table:style-name="ce1" office:value-type="date" office:date-value="2022-07-05" calcext:value-type="date">
            <text:p>2022-07-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enz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5-04-28" calcext:value-type="date">
            <text:p>2015-04-28</text:p>
          </table:table-cell>
          <table:table-cell office:value-type="string" calcext:value-type="string">
            <text:p>[amputated limb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5-08" calcext:value-type="date">
            <text:p>2022-05-0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21-04-08" calcext:value-type="date">
            <text:p>2021-04-08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7-06" calcext:value-type="date">
            <text:p>2022-07-0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omb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9-05-17" calcext:value-type="date">
            <text:p>2009-05-17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7-06" calcext:value-type="date">
            <text:p>2022-07-0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ic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9-11-08" calcext:value-type="date">
            <text:p>2019-11-08</text:p>
          </table:table-cell>
          <table:table-cell office:value-type="string" calcext:value-type="string">
            <text:p>[cancer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7-06" calcext:value-type="date">
            <text:p>2022-07-0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swi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20-02-14" calcext:value-type="date">
            <text:p>2020-02-14</text:p>
          </table:table-cell>
          <table:table-cell office:value-type="string" calcext:value-type="string">
            <text:p>[FeLV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4-30" calcext:value-type="date">
            <text:p>2022-04-3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urios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22-03-12" calcext:value-type="date">
            <text:p>2022-03-12</text:p>
          </table:table-cell>
          <table:table-cell office:value-type="string" calcext:value-type="string">
            <text:p>[deafness, dog heartworm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6-28" calcext:value-type="date">
            <text:p>2022-06-2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thi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3-06-09" calcext:value-type="date">
            <text:p>2013-06-09</text:p>
          </table:table-cell>
          <table:table-cell office:value-type="string" calcext:value-type="string">
            <text:p>[feline heartworm, amputated limb, diabetes, tooth patholog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7-12" calcext:value-type="date">
            <text:p>2022-07-1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elu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8-11-06" calcext:value-type="date">
            <text:p>2018-11-06</text:p>
          </table:table-cell>
          <table:table-cell office:value-type="string" calcext:value-type="string">
            <text:p>[FeLV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3-15" calcext:value-type="date">
            <text:p>2022-03-1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nubull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8-03-07" calcext:value-type="date">
            <text:p>2008-03-07</text:p>
          </table:table-cell>
          <table:table-cell office:value-type="string" calcext:value-type="string">
            <text:p>[deafnes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4-20" calcext:value-type="date">
            <text:p>2022-04-20</text:p>
          </table:table-cell>
          <table:table-cell table:style-name="ce1" office:value-type="date" office:date-value="2022-07-12" calcext:value-type="date">
            <text:p>2022-07-1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il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3-04-22" calcext:value-type="date">
            <text:p>2013-04-22</text:p>
          </table:table-cell>
          <table:table-cell office:value-type="string" calcext:value-type="string">
            <text:p>[cancer, diabetes, tooth patholog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7-04" calcext:value-type="date">
            <text:p>2022-07-04</text:p>
          </table:table-cell>
          <table:table-cell table:style-name="ce1" office:value-type="date" office:date-value="2022-07-12" calcext:value-type="date">
            <text:p>2022-07-1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ofi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6-11-12" calcext:value-type="date">
            <text:p>2016-11-12</text:p>
          </table:table-cell>
          <table:table-cell office:value-type="string" calcext:value-type="string">
            <text:p>[amputated limb, dog heartworm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7-16" calcext:value-type="date">
            <text:p>2022-07-1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Flori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5-01-12" calcext:value-type="date">
            <text:p>2015-01-12</text:p>
          </table:table-cell>
          <table:table-cell office:value-type="string" calcext:value-type="string">
            <text:p>[feline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7-16" calcext:value-type="date">
            <text:p>2022-07-1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Freckle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8-03-25" calcext:value-type="date">
            <text:p>2008-03-25</text:p>
          </table:table-cell>
          <table:table-cell office:value-type="string" calcext:value-type="string">
            <text:p>[blindness, diabete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7-16" calcext:value-type="date">
            <text:p>2022-07-1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Nonj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3-04-10" calcext:value-type="date">
            <text:p>2013-04-10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7-16" calcext:value-type="date">
            <text:p>2022-07-1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osali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8-01-05" calcext:value-type="date">
            <text:p>2018-01-05</text:p>
          </table:table-cell>
          <table:table-cell office:value-type="string" calcext:value-type="string">
            <text:p>[amputated limb, blindness, diabete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3-15" calcext:value-type="date">
            <text:p>2022-03-15</text:p>
          </table:table-cell>
          <table:table-cell table:style-name="ce1" office:value-type="date" office:date-value="2022-07-16" calcext:value-type="date">
            <text:p>2022-07-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ndrusch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7-05-28" calcext:value-type="date">
            <text:p>2017-05-28</text:p>
          </table:table-cell>
          <table:table-cell office:value-type="string" calcext:value-type="string">
            <text:p>[feline heartworm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5-08" calcext:value-type="date">
            <text:p>2022-05-08</text:p>
          </table:table-cell>
          <table:table-cell table:style-name="ce1" office:value-type="date" office:date-value="2022-07-16" calcext:value-type="date">
            <text:p>2022-07-1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Freckle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8-03-25" calcext:value-type="date">
            <text:p>2008-03-25</text:p>
          </table:table-cell>
          <table:table-cell office:value-type="string" calcext:value-type="string">
            <text:p>[blindness, diabete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7-16" calcext:value-type="date">
            <text:p>2022-07-16</text:p>
          </table:table-cell>
          <table:table-cell table:style-name="ce1" office:value-type="date" office:date-value="2022-07-16" calcext:value-type="date">
            <text:p>2022-07-1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rdol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9-02-04" calcext:value-type="date">
            <text:p>2019-02-04</text:p>
          </table:table-cell>
          <table:table-cell office:value-type="string" calcext:value-type="string">
            <text:p>[diabete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7-17" calcext:value-type="date">
            <text:p>2022-07-17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Faru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7-01-13" calcext:value-type="date">
            <text:p>2017-01-13</text:p>
          </table:table-cell>
          <table:table-cell office:value-type="string" calcext:value-type="string">
            <text:p>[cancer, deafness, dog heartworm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7-17" calcext:value-type="date">
            <text:p>2022-07-17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iar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22-07-09" calcext:value-type="date">
            <text:p>2022-07-09</text:p>
          </table:table-cell>
          <table:table-cell office:value-type="string" calcext:value-type="string">
            <text:p>[cancer, diabete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7-17" calcext:value-type="date">
            <text:p>2022-07-1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ir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7-12-28" calcext:value-type="date">
            <text:p>2017-12-28</text:p>
          </table:table-cell>
          <table:table-cell office:value-type="string" calcext:value-type="string">
            <text:p>[arthriti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4-23" calcext:value-type="date">
            <text:p>2022-04-2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Yann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21-06-05" calcext:value-type="date">
            <text:p>2021-06-05</text:p>
          </table:table-cell>
          <table:table-cell office:value-type="string" calcext:value-type="string">
            <text:p>[blindness, deafness, tooth patholog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5-01" calcext:value-type="date">
            <text:p>2022-05-0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rsi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0-06-03" calcext:value-type="date">
            <text:p>2010-06-03</text:p>
          </table:table-cell>
          <table:table-cell office:value-type="string" calcext:value-type="string">
            <text:p>[dog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7-19" calcext:value-type="date">
            <text:p>2022-07-19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ofi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07-12-19" calcext:value-type="date">
            <text:p>2007-12-19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7-19" calcext:value-type="date">
            <text:p>2022-07-19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Katk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1-12-26" calcext:value-type="date">
            <text:p>2011-12-26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7-19" calcext:value-type="date">
            <text:p>2022-07-19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Zir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8-07-26" calcext:value-type="date">
            <text:p>2018-07-26</text:p>
          </table:table-cell>
          <table:table-cell office:value-type="string" calcext:value-type="string">
            <text:p>[blindness, deafness, tooth patholog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6-04" calcext:value-type="date">
            <text:p>2022-06-04</text:p>
          </table:table-cell>
          <table:table-cell table:style-name="ce1" office:value-type="date" office:date-value="2022-07-21" calcext:value-type="date">
            <text:p>2022-07-2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winn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4-06-13" calcext:value-type="date">
            <text:p>2014-06-13</text:p>
          </table:table-cell>
          <table:table-cell office:value-type="string" calcext:value-type="string">
            <text:p>[amputated limb, deafness, diabete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5-27" calcext:value-type="date">
            <text:p>2022-05-27</text:p>
          </table:table-cell>
          <table:table-cell table:style-name="ce1" office:value-type="date" office:date-value="2022-07-22" calcext:value-type="date">
            <text:p>2022-07-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urios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22-03-12" calcext:value-type="date">
            <text:p>2022-03-12</text:p>
          </table:table-cell>
          <table:table-cell office:value-type="string" calcext:value-type="string">
            <text:p>[deafness, dog heartworm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6-28" calcext:value-type="date">
            <text:p>2022-06-28</text:p>
          </table:table-cell>
          <table:table-cell table:style-name="ce1" office:value-type="date" office:date-value="2022-07-24" calcext:value-type="date">
            <text:p>2022-07-2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lori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6-08-21" calcext:value-type="date">
            <text:p>2016-08-21</text:p>
          </table:table-cell>
          <table:table-cell office:value-type="string" calcext:value-type="string">
            <text:p>[amputated limb, blindness, cancer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7-25" calcext:value-type="date">
            <text:p>2022-07-2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Exak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9-04-28" calcext:value-type="date">
            <text:p>2009-04-28</text:p>
          </table:table-cell>
          <table:table-cell office:value-type="string" calcext:value-type="string">
            <text:p>[hyperthyroidism, FeLV, obesit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7-26" calcext:value-type="date">
            <text:p>2022-07-2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oltair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7-04-05" calcext:value-type="date">
            <text:p>2007-04-05</text:p>
          </table:table-cell>
          <table:table-cell office:value-type="string" calcext:value-type="string">
            <text:p>[blind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4-20" calcext:value-type="date">
            <text:p>2022-04-2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3-08-02" calcext:value-type="date">
            <text:p>2013-08-02</text:p>
          </table:table-cell>
          <table:table-cell office:value-type="string" calcext:value-type="string">
            <text:p>[amputated limb, blindness, deafness, diabetes, tooth patholog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4-29" calcext:value-type="date">
            <text:p>2022-04-2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nkaj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7-01-30" calcext:value-type="date">
            <text:p>2017-01-30</text:p>
          </table:table-cell>
          <table:table-cell office:value-type="string" calcext:value-type="string">
            <text:p>[Lyme disease, diabetes, dog heartworm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5-21" calcext:value-type="date">
            <text:p>2022-05-2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ind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7-03-07" calcext:value-type="date">
            <text:p>2017-03-07</text:p>
          </table:table-cell>
          <table:table-cell office:value-type="string" calcext:value-type="string">
            <text:p>[deafness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6-01" calcext:value-type="date">
            <text:p>2022-06-0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Kle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20-10-25" calcext:value-type="date">
            <text:p>2020-10-25</text:p>
          </table:table-cell>
          <table:table-cell office:value-type="string" calcext:value-type="string">
            <text:p>[obesity, tooth patholog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7-30" calcext:value-type="date">
            <text:p>2022-07-3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6-02-16" calcext:value-type="date">
            <text:p>2016-02-16</text:p>
          </table:table-cell>
          <table:table-cell office:value-type="string" calcext:value-type="string">
            <text:p>[feline heartworm, tooth patholog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7-30" calcext:value-type="date">
            <text:p>2022-07-3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Nessi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2-02-28" calcext:value-type="date">
            <text:p>2012-02-28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7-31" calcext:value-type="date">
            <text:p>2022-07-3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re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7-06-19" calcext:value-type="date">
            <text:p>2017-06-19</text:p>
          </table:table-cell>
          <table:table-cell office:value-type="string" calcext:value-type="string">
            <text:p>[hyperthyroidism, amputated limb, deafnes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3-23" calcext:value-type="date">
            <text:p>2022-03-23</text:p>
          </table:table-cell>
          <table:table-cell table:style-name="ce1" office:value-type="date" office:date-value="2022-07-31" calcext:value-type="date">
            <text:p>2022-07-3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ramp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7-07-08" calcext:value-type="date">
            <text:p>2007-07-08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7-31" calcext:value-type="date">
            <text:p>2022-07-3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Vipe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0-12-10" calcext:value-type="date">
            <text:p>2010-12-10</text:p>
          </table:table-cell>
          <table:table-cell office:value-type="string" calcext:value-type="string">
            <text:p>[cancer, obesity, dog heartworm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6-20" calcext:value-type="date">
            <text:p>2022-06-20</text:p>
          </table:table-cell>
          <table:table-cell table:style-name="ce1" office:value-type="date" office:date-value="2022-07-31" calcext:value-type="date">
            <text:p>2022-07-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ff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7-08-20" calcext:value-type="date">
            <text:p>2007-08-20</text:p>
          </table:table-cell>
          <table:table-cell office:value-type="string" calcext:value-type="string">
            <text:p>[amputated limb, dog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8-01" calcext:value-type="date">
            <text:p>2022-08-0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apu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8-07-15" calcext:value-type="date">
            <text:p>2008-07-15</text:p>
          </table:table-cell>
          <table:table-cell office:value-type="string" calcext:value-type="string">
            <text:p>[cancer, deaf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4-20" calcext:value-type="date">
            <text:p>2022-04-20</text:p>
          </table:table-cell>
          <table:table-cell table:style-name="ce1" office:value-type="date" office:date-value="2022-08-01" calcext:value-type="date">
            <text:p>2022-08-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Faru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7-01-13" calcext:value-type="date">
            <text:p>2017-01-13</text:p>
          </table:table-cell>
          <table:table-cell office:value-type="string" calcext:value-type="string">
            <text:p>[cancer, deafness, dog heartworm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7-17" calcext:value-type="date">
            <text:p>2022-07-17</text:p>
          </table:table-cell>
          <table:table-cell table:style-name="ce1" office:value-type="date" office:date-value="2022-08-01" calcext:value-type="date">
            <text:p>2022-08-0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7-08-20" calcext:value-type="date">
            <text:p>2007-08-20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8-04" calcext:value-type="date">
            <text:p>2022-08-0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aschek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8-09-09" calcext:value-type="date">
            <text:p>2008-09-09</text:p>
          </table:table-cell>
          <table:table-cell office:value-type="string" calcext:value-type="string">
            <text:p>[deafness, obesity, dog heartworm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8-04" calcext:value-type="date">
            <text:p>2022-08-0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Icaru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3-05-25" calcext:value-type="date">
            <text:p>2013-05-25</text:p>
          </table:table-cell>
          <table:table-cell office:value-type="string" calcext:value-type="string">
            <text:p>[feline heartworm, amputated limb, blindness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8-04" calcext:value-type="date">
            <text:p>2022-08-04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heck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8-11-18" calcext:value-type="date">
            <text:p>2018-11-18</text:p>
          </table:table-cell>
          <table:table-cell office:value-type="string" calcext:value-type="string">
            <text:p>[cancer, obesit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6-15" calcext:value-type="date">
            <text:p>2022-06-15</text:p>
          </table:table-cell>
          <table:table-cell table:style-name="ce1" office:value-type="date" office:date-value="2022-08-04" calcext:value-type="date">
            <text:p>2022-08-0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rdol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9-02-04" calcext:value-type="date">
            <text:p>2019-02-04</text:p>
          </table:table-cell>
          <table:table-cell office:value-type="string" calcext:value-type="string">
            <text:p>[diabetes, obesit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7-17" calcext:value-type="date">
            <text:p>2022-07-1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ff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07-08-20" calcext:value-type="date">
            <text:p>2007-08-20</text:p>
          </table:table-cell>
          <table:table-cell office:value-type="string" calcext:value-type="string">
            <text:p>[amputated limb, dog heartworm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8-01" calcext:value-type="date">
            <text:p>2022-08-01</text:p>
          </table:table-cell>
          <table:table-cell table:style-name="ce1" office:value-type="date" office:date-value="2022-08-08" calcext:value-type="date">
            <text:p>2022-08-0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Frei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22-02-21" calcext:value-type="date">
            <text:p>2022-02-21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8-09" calcext:value-type="date">
            <text:p>2022-08-0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8-09" calcext:value-type="date">
            <text:p>2022-08-09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ofi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[dog heartworm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8-09" calcext:value-type="date">
            <text:p>2022-08-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arg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1-05-03" calcext:value-type="date">
            <text:p>2011-05-03</text:p>
          </table:table-cell>
          <table:table-cell office:value-type="string" calcext:value-type="string">
            <text:p>[amputated limb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8-09" calcext:value-type="date">
            <text:p>2022-08-09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Nessi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2-02-28" calcext:value-type="date">
            <text:p>2012-02-28</text:p>
          </table:table-cell>
          <table:table-cell office:value-type="string" calcext:value-type="string">
            <text:p>[FeLV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7-31" calcext:value-type="date">
            <text:p>2022-07-3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[deafness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8-09" calcext:value-type="date">
            <text:p>2022-08-0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lori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6-08-21" calcext:value-type="date">
            <text:p>2016-08-21</text:p>
          </table:table-cell>
          <table:table-cell office:value-type="string" calcext:value-type="string">
            <text:p>[amputated limb, blindness, cancer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7-25" calcext:value-type="date">
            <text:p>2022-07-25</text:p>
          </table:table-cell>
          <table:table-cell table:style-name="ce1" office:value-type="date" office:date-value="2022-08-13" calcext:value-type="date">
            <text:p>2022-08-1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hristel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22-05-14" calcext:value-type="date">
            <text:p>2022-05-14</text:p>
          </table:table-cell>
          <table:table-cell office:value-type="string" calcext:value-type="string">
            <text:p>[Lyme disease, obesity, dog heartworm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8-14" calcext:value-type="date">
            <text:p>2022-08-1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Uxa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5-09-20" calcext:value-type="date">
            <text:p>2015-09-20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8-14" calcext:value-type="date">
            <text:p>2022-08-1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Far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0-08-02" calcext:value-type="date">
            <text:p>2010-08-02</text:p>
          </table:table-cell>
          <table:table-cell office:value-type="string" calcext:value-type="string">
            <text:p>[cancer, dog heartworm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8-15" calcext:value-type="date">
            <text:p>2022-08-1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ntek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7-04-20" calcext:value-type="date">
            <text:p>2017-04-20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8-15" calcext:value-type="date">
            <text:p>2022-08-1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hristel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22-05-14" calcext:value-type="date">
            <text:p>2022-05-14</text:p>
          </table:table-cell>
          <table:table-cell office:value-type="string" calcext:value-type="string">
            <text:p>[Lyme disease, arthritis, obesity, dog heartworm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8-14" calcext:value-type="date">
            <text:p>2022-08-1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ugnos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9-07-02" calcext:value-type="date">
            <text:p>2019-07-02</text:p>
          </table:table-cell>
          <table:table-cell office:value-type="string" calcext:value-type="string">
            <text:p>[kidney disease, cystitis, obesity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5-21" calcext:value-type="date">
            <text:p>2022-05-21</text:p>
          </table:table-cell>
          <table:table-cell table:style-name="ce1" office:value-type="date" office:date-value="2022-08-16" calcext:value-type="date">
            <text:p>2022-08-1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6-07-28" calcext:value-type="date">
            <text:p>2016-07-28</text:p>
          </table:table-cell>
          <table:table-cell office:value-type="string" calcext:value-type="string">
            <text:p>[blindness, obesit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7-04" calcext:value-type="date">
            <text:p>2022-07-04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Kromo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8-08-26" calcext:value-type="date">
            <text:p>2008-08-26</text:p>
          </table:table-cell>
          <table:table-cell office:value-type="string" calcext:value-type="string">
            <text:p>[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office:value-type="date" office:date-value="2022-08-17" calcext:value-type="date">
            <text:p>2022-08-1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kuman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2-09-29" calcext:value-type="date">
            <text:p>2012-09-29</text:p>
          </table:table-cell>
          <table:table-cell office:value-type="string" calcext:value-type="string">
            <text:p>[amputated limb, cancer, obesit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8-17" calcext:value-type="date">
            <text:p>2022-08-1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Fubs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9-03-18" calcext:value-type="date">
            <text:p>2019-03-18</text:p>
          </table:table-cell>
          <table:table-cell office:value-type="string" calcext:value-type="string">
            <text:p>[FIV, cancer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DOOR</text:p>
          </table:table-cell>
          <table:table-cell office:value-type="date" office:date-value="2022-08-17" calcext:value-type="date">
            <text:p>2022-08-17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baro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14-05-23" calcext:value-type="date">
            <text:p>2014-05-23</text:p>
          </table:table-cell>
          <table:table-cell office:value-type="string" calcext:value-type="string">
            <text:p>[feline heartworm, hyperthyroidism, kidney disease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8-19" calcext:value-type="date">
            <text:p>2022-08-1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Rek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8-19" calcext:value-type="date">
            <text:p>2022-08-1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Illu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ALE</text:p>
          </table:table-cell>
          <table:table-cell office:value-type="date" office:date-value="2011-09-02" calcext:value-type="date">
            <text:p>2011-09-02</text:p>
          </table:table-cell>
          <table:table-cell office:value-type="string" calcext:value-type="string">
            <text:p>[Lyme disease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8-19" calcext:value-type="date">
            <text:p>2022-08-19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Higgin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21-12-06" calcext:value-type="date">
            <text:p>2021-12-06</text:p>
          </table:table-cell>
          <table:table-cell office:value-type="string" calcext:value-type="string">
            <text:p>[obesity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8-19" calcext:value-type="date">
            <text:p>2022-08-1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nkaj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7-01-30" calcext:value-type="date">
            <text:p>2017-01-30</text:p>
          </table:table-cell>
          <table:table-cell office:value-type="string" calcext:value-type="string">
            <text:p>[Lyme disease, diabetes, dog heartworm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5-21" calcext:value-type="date">
            <text:p>2022-05-21</text:p>
          </table:table-cell>
          <table:table-cell table:style-name="ce1" office:value-type="date" office:date-value="2022-08-19" calcext:value-type="date">
            <text:p>2022-08-1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Jaski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EMALE</text:p>
          </table:table-cell>
          <table:table-cell office:value-type="date" office:date-value="2016-07-01" calcext:value-type="date">
            <text:p>2016-07-01</text:p>
          </table:table-cell>
          <table:table-cell office:value-type="string" calcext:value-type="string">
            <text:p>[feline heartworm, amputated limb, FeLV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OOR</text:p>
          </table:table-cell>
          <table:table-cell office:value-type="date" office:date-value="2022-06-04" calcext:value-type="date">
            <text:p>2022-06-04</text:p>
          </table:table-cell>
          <table:table-cell table:style-name="ce1" office:value-type="date" office:date-value="2022-08-19" calcext:value-type="date">
            <text:p>2022-08-1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kuman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2-09-29" calcext:value-type="date">
            <text:p>2012-09-29</text:p>
          </table:table-cell>
          <table:table-cell office:value-type="string" calcext:value-type="string">
            <text:p>[Lyme disease, amputated limb, cancer, obesit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office:value-type="date" office:date-value="2022-08-17" calcext:value-type="date">
            <text:p>2022-08-1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Umi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EMALE</text:p>
          </table:table-cell>
          <table:table-cell office:value-type="date" office:date-value="2017-04-04" calcext:value-type="date">
            <text:p>2017-04-04</text:p>
          </table:table-cell>
          <table:table-cell office:value-type="string" calcext:value-type="string">
            <text:p>[blindness, diabetes, dog heartworm]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DOOR</text:p>
          </table:table-cell>
          <table:table-cell office:value-type="date" office:date-value="2022-05-16" calcext:value-type="date">
            <text:p>2022-05-16</text:p>
          </table:table-cell>
          <table:table-cell table:style-name="ce1" office:value-type="date" office:date-value="2022-08-20" calcext:value-type="date">
            <text:p>2022-08-2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Exak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LE</text:p>
          </table:table-cell>
          <table:table-cell office:value-type="date" office:date-value="2009-04-28" calcext:value-type="date">
            <text:p>2009-04-28</text:p>
          </table:table-cell>
          <table:table-cell office:value-type="string" calcext:value-type="string">
            <text:p>[hyperthyroidism, FeLV, obesity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Y</text:p>
          </table:table-cell>
          <table:table-cell office:value-type="date" office:date-value="2022-07-26" calcext:value-type="date">
            <text:p>2022-07-26</text:p>
          </table:table-cell>
          <table:table-cell table:style-name="ce1" office:value-type="date" office:date-value="2022-08-20" calcext:value-type="date">
            <text:p>2022-08-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8T20:31:09.780000000</meta:creation-date>
    <dc:date>2024-10-29T15:41:40.036000000</dc:date>
    <meta:editing-duration>PT5M27S</meta:editing-duration>
    <meta:editing-cycles>2</meta:editing-cycles>
    <meta:generator>LibreOffice/7.3.5.2$Windows_X86_64 LibreOffice_project/184fe81b8c8c30d8b5082578aee2fed2ea847c01</meta:generator>
    <meta:document-statistic meta:table-count="4" meta:cell-count="5526" meta:object-count="0"/>
  </office:meta>
</office:document-meta>
</file>